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387102"/>
    </style:style>
    <style:style style:name="P9" style:family="paragraph" style:parent-style-name="Table_20_Contents">
      <style:text-properties officeooo:paragraph-rsid="032bbd7a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3" style:family="paragraph" style:parent-style-name="Table_20_Contents">
      <style:text-properties officeooo:paragraph-rsid="032ab6a9"/>
    </style:style>
    <style:style style:name="P14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5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1" style:family="paragraph" style:parent-style-name="Table_20_Contents">
      <style:text-properties officeooo:paragraph-rsid="0108f4cf"/>
    </style:style>
    <style:style style:name="P22" style:family="paragraph" style:parent-style-name="Table_20_Contents">
      <style:text-properties officeooo:paragraph-rsid="0294e861"/>
    </style:style>
    <style:style style:name="P23" style:family="paragraph" style:parent-style-name="Table_20_Contents">
      <style:text-properties officeooo:paragraph-rsid="02b867ce"/>
    </style:style>
    <style:style style:name="P24" style:family="paragraph" style:parent-style-name="Table_20_Contents">
      <style:text-properties officeooo:paragraph-rsid="010e8474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2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0" style:family="paragraph" style:parent-style-name="Table_20_Contents">
      <style:text-properties officeooo:paragraph-rsid="015fc100"/>
    </style:style>
    <style:style style:name="P31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32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4" style:family="paragraph" style:parent-style-name="Table_20_Contents">
      <style:text-properties officeooo:paragraph-rsid="02ae0b54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9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text-properties officeooo:paragraph-rsid="0258ad30"/>
    </style:style>
    <style:style style:name="P53" style:family="paragraph" style:parent-style-name="Table_20_Contents">
      <style:text-properties officeooo:paragraph-rsid="025e6e41"/>
    </style:style>
    <style:style style:name="P54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9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3386d51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6" style:family="paragraph" style:parent-style-name="Table_20_Contents">
      <style:text-properties officeooo:paragraph-rsid="02f0205e"/>
    </style:style>
    <style:style style:name="P67" style:family="paragraph" style:parent-style-name="Table_20_Contents">
      <style:text-properties officeooo:paragraph-rsid="03017dbe"/>
    </style:style>
    <style:style style:name="P68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9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1c8ae5"/>
    </style:style>
    <style:style style:name="P72" style:family="paragraph" style:parent-style-name="Table_20_Contents">
      <style:text-properties officeooo:paragraph-rsid="030c3545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4" style:family="paragraph" style:parent-style-name="Table_20_Contents">
      <style:text-properties officeooo:paragraph-rsid="0230b508"/>
    </style:style>
    <style:style style:name="P75" style:family="paragraph" style:parent-style-name="Table_20_Contents">
      <style:text-properties officeooo:paragraph-rsid="022f0ff6"/>
    </style:style>
    <style:style style:name="P76" style:family="paragraph" style:parent-style-name="Table_20_Contents">
      <style:text-properties officeooo:paragraph-rsid="0049a42a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36aab1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officeooo:rsid="02646e91"/>
    </style:style>
    <style:style style:name="T6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0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01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3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4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7" style:family="text">
      <style:text-properties fo:language="zxx" fo:country="none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7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8" style:family="text">
      <style:text-properties fo:color="#000000" loext:opacity="100%" style:font-name="Courier New" officeooo:rsid="02b867ce"/>
    </style:style>
    <style:style style:name="T14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officeooo:rsid="00c77656"/>
    </style:style>
    <style:style style:name="T15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0" style:family="text">
      <style:text-properties officeooo:rsid="0277dedb"/>
    </style:style>
    <style:style style:name="T161" style:family="text">
      <style:text-properties officeooo:rsid="023d069c"/>
    </style:style>
    <style:style style:name="T162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4" style:family="text">
      <style:text-properties fo:font-style="normal" officeooo:rsid="023ec219" style:font-style-asian="normal" style:font-style-complex="normal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officeooo:rsid="0213f657"/>
    </style:style>
    <style:style style:name="T167" style:family="text">
      <style:text-properties officeooo:rsid="02984091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8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1" style:family="text">
      <style:text-properties officeooo:rsid="021570c6"/>
    </style:style>
    <style:style style:name="T212" style:family="text">
      <style:text-properties officeooo:rsid="0298730b"/>
    </style:style>
    <style:style style:name="T2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4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5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6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0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21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22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3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4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5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6" style:family="text">
      <style:text-properties fo:font-style="italic" officeooo:rsid="02afaaf5" style:font-style-asian="italic" style:font-style-complex="italic"/>
    </style:style>
    <style:style style:name="T227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3">Type checking </text:span></text:span><text:span text:style-name="Source_20_Text"><text:span text:style-name="T14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5">noConflict();</text:span></text:span></text:p>
            <text:p text:style-name="P5"><text:span text:style-name="Source_20_Text"><text:span text:style-name="T15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isBoolea</text:span></text:span><text:span text:style-name="Source_20_Text"><text:span text:style-name="T16">n</text:span></text:span><text:span text:style-name="Source_20_Text"><text:span text:style-name="T15">(&lt;</text:span></text:span><text:span text:style-name="Source_20_Text"><text:span text:style-name="T17">v</text:span></text:span><text:span text:style-name="Source_20_Text"><text:span text:style-name="T18">alue</text:span></text:span><text:span text:style-name="Source_20_Text"><text:span text:style-name="T15">&gt;);</text:span></text:span></text:p>
            <text:p text:style-name="P6"><text:span text:style-name="Source_20_Text"><text:span text:style-name="T9">isTruthy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9">&gt;);</text:span></text:span></text:p>
            <text:p text:style-name="P6"><text:span text:style-name="Source_20_Text"><text:span text:style-name="T9">isFalsy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9">&gt;);</text:span></text:span><text:span text:style-name="Source_20_Text"><text:span text:style-name="T15"> </text:span></text:span></text:p>
            <text:p text:style-name="P6"><text:span text:style-name="Source_20_Text"><text:span text:style-name="T15"/></text:span></text:p>
            <text:p text:style-name="P7"><text:span text:style-name="Source_20_Text"><text:span text:style-name="T15">isNumber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Numeric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Floa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BigIn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tring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Char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Function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</text:span></text:span><text:span text:style-name="Source_20_Text"><text:span text:style-name="T21">Callable</text:span></text:span><text:span text:style-name="Source_20_Text"><text:span text:style-name="T15">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ConstructorFn</text:span></text:span><text:span text:style-name="Source_20_Text"><text:span text:style-name="T22">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22">&gt;);</text:span></text:span></text:p>
            <text:p text:style-name="P6"><text:span text:style-name="Source_20_Text"><text:span text:style-name="T16">isClass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6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Generator</text:span></text:span><text:span text:style-name="Source_20_Text"><text:span text:style-name="T23">Fn</text:span></text:span><text:span text:style-name="Source_20_Text"><text:span text:style-name="T15">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Async</text:span></text:span><text:span text:style-name="Source_20_Text"><text:span text:style-name="T26">Fn</text:span></text:span><text:span text:style-name="Source_20_Text"><text:span text:style-name="T15">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>isAsyncGeneratorFn(&lt;</text:span></text:span><text:span text:style-name="Source_20_Text"><text:span text:style-name="T24">v</text:span></text:span><text:span text:style-name="Source_20_Text"><text:span text:style-name="T25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Null(&lt;</text:span></text:span><text:span text:style-name="Source_20_Text"><text:span text:style-name="T27">v</text:span></text:span><text:span text:style-name="Source_20_Text"><text:span text:style-name="T28">alue</text:span></text:span><text:span text:style-name="Source_20_Text"><text:span text:style-name="T15">&gt;);</text:span></text:span></text:p>
            <text:p text:style-name="P6"><text:span text:style-name="Source_20_Text"><text:span text:style-name="T15">isUndefined(&lt;</text:span></text:span><text:span text:style-name="Source_20_Text"><text:span text:style-name="T29">val</text:span></text:span><text:span text:style-name="Source_20_Text"><text:span text:style-name="T18">ue</text:span></text:span><text:span text:style-name="Source_20_Text"><text:span text:style-name="T15">&gt;);</text:span></text:span></text:p>
            <text:p text:style-name="P6"><text:span text:style-name="Source_20_Text"><text:span text:style-name="T15">isNullOrUndefined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Nil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Regex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ymbol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Primitive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5"/></text:span></text:p>
            <text:p text:style-name="P6"><text:span text:style-name="Source_20_Text"><text:span text:style-name="T15">isObjec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PlainObject(&lt;value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DataView(&lt;</text:span></text:span><text:span text:style-name="Source_20_Text"><text:span text:style-name="T17">v</text:span></text:span><text:span text:style-name="Source_20_Text"><text:span text:style-name="T32">al</text:span></text:span><text:span text:style-name="Source_20_Text"><text:span text:style-name="T18">ue</text:span></text:span><text:span text:style-name="Source_20_Text"><text:span text:style-name="T15">&gt;);</text:span></text:span></text:p>
            <text:p text:style-name="P6"><text:span text:style-name="Source_20_Text"><text:span text:style-name="T15">isDate(&lt;</text:span></text:span><text:span text:style-name="Source_20_Text"><text:span text:style-name="T33">v</text:span></text:span><text:span text:style-name="Source_20_Text"><text:span text:style-name="T32">al</text:span></text:span><text:span text:style-name="Source_20_Text"><text:span text:style-name="T34">ue</text:span></text:span><text:span text:style-name="Source_20_Text"><text:span text:style-name="T15">&gt;);</text:span></text:span></text:p>
            <text:p text:style-name="P6"><text:span text:style-name="Source_20_Text"><text:span text:style-name="T15">isPromise(&lt;</text:span></text:span><text:span text:style-name="Source_20_Text"><text:span text:style-name="T30">v</text:span></text:span><text:span text:style-name="Source_20_Text"><text:span text:style-name="T31">alue</text:span></text:span><text:span text:style-name="Source_20_Text"><text:span text:style-name="T15">&gt;);</text:span></text:span></text:p>
            <text:p text:style-name="P8"><text:span text:style-name="Source_20_Text"><text:span text:style-name="T35">isProxy(&lt;value&gt;);</text:span></text:span></text:p>
            <text:p text:style-name="P6"><text:span text:style-name="Source_20_Text"><text:span text:style-name="T15">isElemen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text:span text:style-name="Source_20_Text"><text:span text:style-name="T36"> </text:span></text:span></text:p>
            <text:p text:style-name="P6"><text:span text:style-name="Source_20_Text"><text:span text:style-name="T15">isWeak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/></text:span></text:p>
            <text:p text:style-name="P6"><text:span text:style-name="Source_20_Text"><text:span text:style-name="T15">is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6"><text:span text:style-name="Source_20_Text"><text:span text:style-name="T15">isWeak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6"><text:span text:style-name="Source_20_Text"><text:span text:style-name="T15">isArraylike(&lt;value&gt;);</text:span></text:span></text:p>
            <text:p text:style-name="P7"><text:span text:style-name="Source_20_Text"><text:span text:style-name="T15">isTypedArray(&lt;value&gt;);</text:span></text:span></text:p>
            <text:p text:style-name="P7"><text:span text:style-name="Source_20_Text"><text:span text:style-name="T15">isArrayBuffer(&lt;value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Iterator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15">&gt;);</text:span></text:span></text:p>
            <text:p text:style-name="P7"><text:span text:style-name="Source_20_Text"><text:span text:style-name="T15">isIterable(&lt;</text:span></text:span><text:span text:style-name="Source_20_Text"><text:span text:style-name="T37">v</text:span></text:span><text:span text:style-name="Source_20_Text"><text:span text:style-name="T38">alue</text:span></text:span><text:span text:style-name="Source_20_Text"><text:span text:style-name="T15">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EmptyObject(&lt;value&gt;);</text:span></text:span></text:p>
            <text:p text:style-name="P7"><text:span text:style-name="Source_20_Text"><text:span text:style-name="T15">isEmptyArray(&lt;value&gt;);</text:span></text:span></text:p>
            <text:p text:style-name="P7"><text:span text:style-name="Source_20_Text"><text:span text:style-name="T15">isEmptyMap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text:span text:style-name="Source_20_Text"><text:span text:style-name="T39"> </text:span></text:span><text:span text:style-name="Source_20_Text"><text:span text:style-name="T15">isEmptySet(&lt;</text:span></text:span><text:span text:style-name="Source_20_Text"><text:span text:style-name="T19">v</text:span></text:span><text:span text:style-name="Source_20_Text"><text:span text:style-name="T20">alue</text:span></text:span><text:span text:style-name="Source_20_Text"><text:span text:style-name="T15">&gt;);</text:span></text:span></text:p>
            <text:p text:style-name="P7"><text:span text:style-name="Source_20_Text"><text:span text:style-name="T15">isEmptyIterator(&lt;value&gt;);</text:span></text:span></text:p>
            <text:p text:style-name="P7"><text:span text:style-name="Source_20_Text"><text:span text:style-name="T15"/></text:span></text:p>
            <text:p text:style-name="P7"><text:span text:style-name="Source_20_Text"><text:span text:style-name="T15">isSameObject(&lt;object1&gt;,&lt;object2&gt;);</text:span></text:span></text:p>
            <text:p text:style-name="P7"><text:span text:style-name="Source_20_Text"><text:span text:style-name="T15">isSameArray(&lt;array1&gt;,&lt;array2&gt;);</text:span></text:span></text:p>
            <text:p text:style-name="P7"><text:span text:style-name="Source_20_Text"><text:span text:style-name="T15">isSameMap(&lt;map1&gt;,&lt;map2&gt;);</text:span></text:span></text:p>
            <text:p text:style-name="P7"><text:span text:style-name="Source_20_Text"><text:span text:style-name="T15">isSameSet(&lt;set</text:span></text:span><text:span text:style-name="Source_20_Text"><text:span text:style-name="T40">1</text:span></text:span><text:span text:style-name="Source_20_Text"><text:span text:style-name="T15">&gt;,&lt;set2&gt;);</text:span></text:span></text:p>
            <text:p text:style-name="P7"><text:span text:style-name="Source_20_Text"><text:span text:style-name="T15">isSameIterator(&lt;iter1&gt;,&lt;iter</text:span></text:span><text:span text:style-name="Source_20_Text"><text:span text:style-name="T41">2</text:span></text:span><text:span text:style-name="Source_20_Text"><text:span text:style-name="T15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9">BASE16; BASE</text:span></text:span><text:span text:style-name="Source_20_Text"><text:span text:style-name="T42">32; BASE36; BASE58; BASE62;</text:span></text:span></text:p>
            <text:p text:style-name="P5"><text:span text:style-name="Source_20_Text"><text:span text:style-name="T42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5">javaHash(&lt;data&gt;[, hexa</text:span></text:span><text:span text:style-name="Source_20_Text"><text:span text:style-name="T43">decimal</text:span></text:span><text:span text:style-name="Source_20_Text"><text:span text:style-name="T15"> </text:span></text:span><text:span text:style-name="Source_20_Text"><text:span text:style-name="T44">= false</text:span></text:span><text:span text:style-name="Source_20_Text"><text:span text:style-name="T15">]);<text:line-break/>b64Encode(&lt;string&gt;); </text:span></text:span></text:p>
            <text:p text:style-name="P5"><text:span text:style-name="Source_20_Text"><text:span text:style-name="T15">b64Decode(&lt;</text:span></text:span><text:span text:style-name="Source_20_Text"><text:span text:style-name="T45">str</text:span></text:span><text:span text:style-name="Source_20_Text"><text:span text:style-name="T18">ing</text:span></text:span><text:span text:style-name="Source_20_Text"><text:span text:style-name="T15">&gt;);<text:line-break/></text:span></text:span></text:p>
            <text:p text:style-name="P5"><text:span text:style-name="Source_20_Text"><text:span text:style-name="T15">extend([deep,]&lt;target&gt;,&lt;source1&gt;[,s</text:span></text:span><text:span text:style-name="Source_20_Text"><text:span text:style-name="T43">ou</text:span></text:span><text:span text:style-name="Source_20_Text"><text:span text:style-name="T15">rc</text:span></text:span><text:span text:style-name="Source_20_Text"><text:span text:style-name="T43">e</text:span></text:span><text:span text:style-name="Source_20_Text"><text:span text:style-name="T15">N]);</text:span></text:span></text:p>
            <text:p text:style-name="P5"><text:span text:style-name="Source_20_Text"><text:span text:style-name="T15">sizeIn(&lt;</text:span></text:span><text:span text:style-name="Source_20_Text"><text:span text:style-name="T46">obj</text:span></text:span><text:span text:style-name="Source_20_Text"><text:span text:style-name="T47">ect</text:span></text:span><text:span text:style-name="Source_20_Text"><text:span text:style-name="T15">&gt;);<text:line-break/></text:span></text:span><text:span text:style-name="Source_20_Text"><text:span text:style-name="T48">popIn(&lt;</text:span></text:span><text:span text:style-name="Source_20_Text"><text:span text:style-name="T49">obj</text:span></text:span><text:span text:style-name="Source_20_Text"><text:span text:style-name="T50">ect</text:span></text:span><text:span text:style-name="Source_20_Text"><text:span text:style-name="T48">&gt;,&lt;</text:span></text:span><text:span text:style-name="Source_20_Text"><text:span text:style-name="T49">prop</text:span></text:span><text:span text:style-name="Source_20_Text"><text:span text:style-name="T50">erty</text:span></text:span><text:span text:style-name="Source_20_Text"><text:span text:style-name="T48">&gt;); </text:span></text:span></text:p>
            <text:p text:style-name="P9"><text:span text:style-name="Source_20_Text"><text:span text:style-name="T15">forIn(&lt;</text:span></text:span><text:span text:style-name="Source_20_Text"><text:span text:style-name="T49">obj</text:span></text:span><text:span text:style-name="Source_20_Text"><text:span text:style-name="T50">ect</text:span></text:span><text:span text:style-name="Source_20_Text"><text:span text:style-name="T15">&gt;,&lt;</text:span></text:span><text:span text:style-name="Source_20_Text"><text:span text:style-name="T49">c</text:span></text:span><text:span text:style-name="Source_20_Text"><text:span text:style-name="T50">allback</text:span></text:span><text:span text:style-name="Source_20_Text"><text:span text:style-name="T15">&gt;);</text:span></text:span></text:p>
            <text:p text:style-name="P5"><text:span text:style-name="Source_20_Text"><text:span text:style-name="T15">f</text:span></text:span><text:span text:style-name="Source_20_Text"><text:span text:style-name="T51">ilter</text:span></text:span><text:span text:style-name="Source_20_Text"><text:span text:style-name="T15">In(&lt;</text:span></text:span><text:span text:style-name="Source_20_Text"><text:span text:style-name="T52">obj</text:span></text:span><text:span text:style-name="Source_20_Text"><text:span text:style-name="T53">ect</text:span></text:span><text:span text:style-name="Source_20_Text"><text:span text:style-name="T15">&gt;,&lt;</text:span></text:span><text:span text:style-name="Source_20_Text"><text:span text:style-name="T53">callback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delay(&lt;m</text:span></text:span><text:span text:style-name="Source_20_Text"><text:span text:style-name="T54">ili</text:span></text:span><text:span text:style-name="Source_20_Text"><text:span text:style-name="T15">s</text:span></text:span><text:span text:style-name="Source_20_Text"><text:span text:style-name="T54">ec</text:span></text:span><text:span text:style-name="Source_20_Text"><text:span text:style-name="T15">&gt;).then(&lt;callback&gt;);</text:span></text:span></text:p>
            <text:p text:style-name="P5"><text:span text:style-name="Source_20_Text"><text:span text:style-name="T55">sleep</text:span></text:span><text:span text:style-name="Source_20_Text"><text:span text:style-name="T15">(&lt;m</text:span></text:span><text:span text:style-name="Source_20_Text"><text:span text:style-name="T54">ili</text:span></text:span><text:span text:style-name="Source_20_Text"><text:span text:style-name="T15">s</text:span></text:span><text:span text:style-name="Source_20_Text"><text:span text:style-name="T54">ec</text:span></text:span><text:span text:style-name="Source_20_Text"><text:span text:style-name="T15">&gt;).then(&lt;callback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randomBoolean</text:span></text:span><text:span text:style-name="Source_20_Text"><text:span text:style-name="T56">();</text:span></text:span></text:p>
            <text:p text:style-name="P5"><text:span text:style-name="Source_20_Text"><text:span text:style-name="T57">r</text:span></text:span><text:span text:style-name="Source_20_Text"><text:span text:style-name="T56">andomUUIDv7</text:span></text:span><text:span text:style-name="Source_20_Text"><text:span text:style-name="T58">(); </text:span></text:span></text:p>
            <text:p text:style-name="P5"><text:span text:style-name="Source_20_Text"><text:span text:style-name="T59">timestampID([size=21[,alphabet=</text:span></text:span><text:span text:style-name="Source_20_Text"><text:span text:style-name="T55">"ABCDEFGHIJKLMNOPQRSTUVWXYZabcdefghijklmnopqrstuvwxyz0123456789_-"</text:span></text:span><text:span text:style-name="Source_20_Text"><text:span text:style-name="T59">]]);</text:span></text:span></text:p>
            <text:p text:style-name="P5"><text:span text:style-name="Source_20_Text"><text:span text:style-name="T9">nanoid([size=21[,alphabet="123456789ABCDEFGHJKLMNPQRSTUVWXYZabcdefghijkmnopqrstuvwxyz"]]);</text:span></text:span></text:p>
            <text:p text:style-name="P5"><text:span text:style-name="Source_20_Text"><text:span text:style-name="T15">getUrlVars([str=location.search]);</text:span></text:span></text:p>
            <text:p text:style-name="P5"><text:span text:style-name="Source_20_Text"><text:span text:style-name="T15">obj2string(&lt;object&gt;);</text:span></text:span></text:p>
            <text:p text:style-name="P5"><text:span text:style-name="Source_20_Text"><text:span text:style-name="T60">classof</text:span></text:span><text:span text:style-name="Source_20_Text"><text:span text:style-name="T15">(&lt;variable&gt;[,type[,throw=false]</text:span></text:span><text:span text:style-name="Source_20_Text"><text:span text:style-name="T61">]</text:span></text:span><text:span text:style-name="Source_20_Text"><text:span text:style-name="T15">);</text:span></text:span></text:p>
            <text:p text:style-name="P5"><text:span text:style-name="Source_20_Text"><text:span text:style-name="T62">ge</text:span></text:span><text:span text:style-name="Source_20_Text"><text:span text:style-name="T60">t</text:span></text:span><text:span text:style-name="Source_20_Text"><text:span text:style-name="T62">Type</text:span></text:span><text:span text:style-name="Source_20_Text"><text:span text:style-name="T15">(&lt;variable&gt;[,type[,throw=false]</text:span></text:span><text:span text:style-name="Source_20_Text"><text:span text:style-name="T61">]</text:span></text:span><text:span text:style-name="Source_20_Text"><text:span text:style-name="T15">);</text:span></text:span></text:p>
            <text:p text:style-name="P5"><text:span text:style-name="Source_20_Text"><text:span text:style-name="T15">bind(&lt;</text:span></text:span><text:span text:style-name="Source_20_Text"><text:span text:style-name="T50">function</text:span></text:span><text:span text:style-name="Source_20_Text"><text:span text:style-name="T15">&gt;,&lt;context&gt;);</text:span></text:span></text:p>
            <text:p text:style-name="P5"><text:span text:style-name="Source_20_Text"><text:span text:style-name="T63">unBind</text:span></text:span><text:span text:style-name="Source_20_Text"><text:span text:style-name="T64">(&lt;</text:span></text:span><text:span text:style-name="Source_20_Text"><text:span text:style-name="T65">f</text:span></text:span><text:span text:style-name="Source_20_Text"><text:span text:style-name="T66">unction</text:span></text:span><text:span text:style-name="Source_20_Text"><text:span text:style-name="T64">&gt;);</text:span></text:span></text:p>
            <text:p text:style-name="P5"><text:span text:style-name="Source_20_Text"><text:span text:style-name="T15">constant(&lt;value&gt;);</text:span></text:span></text:p>
            <text:p text:style-name="P5"><text:span text:style-name="Source_20_Text"><text:span text:style-name="T67">identity(&lt;value&gt;);</text:span></text:span></text:p>
            <text:p text:style-name="P5"><text:span text:style-name="Source_20_Text"><text:span text:style-name="T15">noop();</text:span></text:span></text:p>
            <text:p text:style-name="P5"><text:span text:style-name="Source_20_Text"><text:span text:style-name="T15">T();</text:span></text:span></text:p>
            <text:p text:style-name="P5"><text:span text:style-name="Source_20_Text"><text:span text:style-name="T15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1">String API</text:p>
          </table:table-cell>
          <table:table-cell table:style-name="Table5.B1" office:value-type="string">
            <text:p text:style-name="P12">DOM <text:span text:style-name="T68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5"/></text:span></text:p>
            <text:p text:style-name="P5"><text:span text:style-name="Source_20_Text"><text:span text:style-name="T15">strProper</text:span></text:span><text:span text:style-name="Source_20_Text"><text:span text:style-name="T69">c</text:span></text:span><text:span text:style-name="Source_20_Text"><text:span text:style-name="T15">ase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15">&gt;); </text:span></text:span></text:p>
            <text:p text:style-name="P5"><text:span text:style-name="Source_20_Text"><text:span text:style-name="T72">s</text:span></text:span><text:span text:style-name="Source_20_Text"><text:span text:style-name="T15">tr</text:span></text:span><text:span text:style-name="Source_20_Text"><text:span text:style-name="T73">T</text:span></text:span><text:span text:style-name="Source_20_Text"><text:span text:style-name="T74">itle</text:span></text:span><text:span text:style-name="Source_20_Text"><text:span text:style-name="T69">c</text:span></text:span><text:span text:style-name="Source_20_Text"><text:span text:style-name="T15">ase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Capitalize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15">&gt;);</text:span></text:span></text:p>
            <text:p text:style-name="P5"><text:span text:style-name="Source_20_Text"><text:span text:style-name="T75"/></text:span></text:p>
            <text:p text:style-name="P5"><text:span text:style-name="Source_20_Text"><text:span text:style-name="T75">strTruncate(&lt;s</text:span></text:span><text:span text:style-name="Source_20_Text"><text:span text:style-name="T76">tring</text:span></text:span><text:span text:style-name="Source_20_Text"><text:span text:style-name="T7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UpFirst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15">&gt;);</text:span></text:span></text:p>
            <text:p text:style-name="P5"><text:span text:style-name="Source_20_Text"><text:span text:style-name="T15">strDownFirst(&lt;</text:span></text:span><text:span text:style-name="Source_20_Text"><text:span text:style-name="T77">str</text:span></text:span><text:span text:style-name="Source_20_Text"><text:span text:style-name="T50">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Reverse(&lt;</text:span></text:span><text:span text:style-name="Source_20_Text"><text:span text:style-name="T37">s</text:span></text:span><text:span text:style-name="Source_20_Text"><text:span text:style-name="T71">tring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CodePoints(&lt;</text:span></text:span><text:span text:style-name="Source_20_Text"><text:span text:style-name="T39">s</text:span></text:span><text:span text:style-name="Source_20_Text"><text:span text:style-name="T76">tring</text:span></text:span><text:span text:style-name="Source_20_Text"><text:span text:style-name="T15">&gt;);</text:span></text:span></text:p>
            <text:p text:style-name="P5"><text:span text:style-name="Source_20_Text"><text:span text:style-name="T15">strFromCodePoints(&lt;</text:span></text:span><text:span text:style-name="Source_20_Text"><text:span text:style-name="T78">iterator</text:span></text:span><text:span text:style-name="Source_20_Text"><text:span text:style-name="T15">&gt;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strAt(&lt;</text:span></text:span><text:span text:style-name="Source_20_Text"><text:span text:style-name="T79">str</text:span></text:span><text:span text:style-name="Source_20_Text"><text:span text:style-name="T80">ing</text:span></text:span><text:span text:style-name="Source_20_Text"><text:span text:style-name="T15">&gt;,&lt;index&gt;[, newChar]);</text:span></text:span></text:p>
            <text:p text:style-name="P5"><text:span text:style-name="Source_20_Text"><text:span text:style-name="T15">strSplice(&lt;</text:span></text:span><text:span text:style-name="Source_20_Text"><text:span text:style-name="T79">str</text:span></text:span><text:span text:style-name="Source_20_Text"><text:span text:style-name="T15">&gt;,&lt;index&gt;,&lt;count&gt;[, add</text:span></text:span><text:span text:style-name="Source_20_Text"><text:span text:style-name="T81">]);</text:span></text:span></text:p>
            <text:p text:style-name="P5"><text:span text:style-name="Source_20_Text"><text:span text:style-name="T82"/></text:span></text:p>
            <text:p text:style-name="P5"><text:span text:style-name="Source_20_Text"><text:span text:style-name="T82">str</text:span></text:span><text:span text:style-name="Source_20_Text"><text:span text:style-name="T83">HTML</text:span></text:span><text:span text:style-name="Source_20_Text"><text:span text:style-name="T82">RemoveTags(&lt;string&gt;);</text:span></text:span></text:p>
            <text:p text:style-name="P5"><text:span text:style-name="Source_20_Text"><text:span text:style-name="T82">strHTMLEscape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82">&gt;);</text:span></text:span></text:p>
            <text:p text:style-name="P5"><text:span text:style-name="Source_20_Text"><text:span text:style-name="T82">strHTML</text:span></text:span><text:span text:style-name="Source_20_Text"><text:span text:style-name="T84">Un</text:span></text:span><text:span text:style-name="Source_20_Text"><text:span text:style-name="T82">Escape(&lt;</text:span></text:span><text:span text:style-name="Source_20_Text"><text:span text:style-name="T70">str</text:span></text:span><text:span text:style-name="Source_20_Text"><text:span text:style-name="T71">ing</text:span></text:span><text:span text:style-name="Source_20_Text"><text:span text:style-name="T82">&gt;);</text:span></text:span></text:p>
            <text:p text:style-name="P5"><text:span text:style-name="Source_20_Text"><text:span text:style-name="T82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5">qsa(&lt;selector&gt;[, context]).forEach(&lt;</text:span></text:span><text:span text:style-name="Source_20_Text"><text:span text:style-name="T85">c</text:span></text:span><text:span text:style-name="Source_20_Text"><text:span text:style-name="T86">allback</text:span></text:span><text:span text:style-name="Source_20_Text"><text:span text:style-name="T15">&gt;);</text:span></text:span></text:p>
            <text:p text:style-name="P7"><text:span text:style-name="Source_20_Text"><text:span text:style-name="T15">qs(&lt;selector&gt;[, context]);</text:span></text:span></text:p>
            <text:p text:style-name="P7"><text:span text:style-name="Source_20_Text"><text:span text:style-name="T15">domReady(&lt;</text:span></text:span><text:span text:style-name="Source_20_Text"><text:span text:style-name="T85">callback</text:span></text:span><text:span text:style-name="Source_20_Text"><text:span text:style-name="T15">&gt;);</text:span></text:span></text:p>
            <text:p text:style-name="P7"><text:span text:style-name="Source_20_Text"><text:span text:style-name="T87">domClear(&lt;</text:span></text:span><text:span text:style-name="Source_20_Text"><text:span text:style-name="T88">element&gt;</text:span></text:span><text:span text:style-name="Source_20_Text"><text:span text:style-name="T87">);</text:span></text:span></text:p>
            <text:p text:style-name="P7"><text:span text:style-name="Source_20_Text"><text:span text:style-name="T15">domCreate(&lt;type&gt;[, properties[, innerHTML]]);</text:span></text:span></text:p>
            <text:p text:style-name="P7"><text:span text:style-name="Source_20_Text"><text:span text:style-name="T15">domCreate(&lt;</text:span></text:span><text:bookmark text:name="result_box Copy 1"/><text:span text:style-name="Source_20_Text"><text:span text:style-name="T15">element descriptive object&gt;);</text:span></text:span></text:p>
            <text:p text:style-name="P7"><text:span text:style-name="Source_20_Text"><text:span text:style-name="T15">domToElement(&lt;</text:span></text:span><text:bookmark text:name="result_box1 Copy 1"/><text:span text:style-name="Source_20_Text"><text:span text:style-name="T15">htmlString&gt;);</text:span></text:span></text:p>
            <text:p text:style-name="P7"><text:span text:style-name="Source_20_Text"><text:span text:style-name="T15">domGetCSS(&lt;element&gt;</text:span></text:span><text:span text:style-name="Source_20_Text"><text:span text:style-name="T89">[</text:span></text:span><text:span text:style-name="Source_20_Text"><text:span text:style-name="T15">, property</text:span></text:span><text:span text:style-name="Source_20_Text"><text:span text:style-name="T90">]</text:span></text:span><text:span text:style-name="Source_20_Text"><text:span text:style-name="T15">);</text:span></text:span></text:p>
            <text:p text:style-name="P7"><text:span text:style-name="Source_20_Text"><text:span text:style-name="T15">domSetCSS(&lt;element&gt;,&lt;property&gt;,&lt;value&gt;);</text:span></text:span></text:p>
            <text:p text:style-name="P7"><text:span text:style-name="Source_20_Text"><text:span text:style-name="T15">domSetCSS(&lt;element&gt;,&lt;properties&gt;);</text:span></text:span></text:p>
            <text:p text:style-name="P7"><text:span text:style-name="Source_20_Text"><text:span text:style-name="T15">domFadeIn(&lt;element&gt;[,duration[, display]]);</text:span></text:span></text:p>
            <text:p text:style-name="P7"><text:span text:style-name="Source_20_Text"><text:span text:style-name="T15">domFadeOut(&lt;element&gt;[,duration]); </text:span></text:span></text:p>
            <text:p text:style-name="P7"><text:span text:style-name="Source_20_Text"><text:span text:style-name="T15">domFadeToggle(&lt;elem</text:span></text:span><text:span text:style-name="Source_20_Text"><text:span text:style-name="T91">ent</text:span></text:span><text:span text:style-name="Source_20_Text"><text:span text:style-name="T15">&gt;[, duration[, display]]);</text:span></text:span></text:p>
            <text:p text:style-name="P7"><text:span text:style-name="Source_20_Text"><text:span text:style-name="T15">domShow(&lt;element&gt;[, display]);</text:span></text:span></text:p>
            <text:p text:style-name="P7"><text:span text:style-name="Source_20_Text"><text:span text:style-name="T15">domHide(&lt;</text:span></text:span><text:span text:style-name="Source_20_Text"><text:span text:style-name="T45">el</text:span></text:span><text:span text:style-name="Source_20_Text"><text:span text:style-name="T92">ement</text:span></text:span><text:span text:style-name="Source_20_Text"><text:span text:style-name="T15">&gt;);</text:span></text:span></text:p>
            <text:p text:style-name="P7"><text:span text:style-name="Source_20_Text"><text:span text:style-name="T15">domToggle(&lt;element&gt;[, display]);</text:span></text:span></text:p>
            <text:p text:style-name="P7"><text:span text:style-name="Source_20_Text"><text:span text:style-name="T15">domIsHidden(&lt;element&gt;);</text:span></text:span></text:p>
            <text:p text:style-name="P7"><text:span text:style-name="Source_20_Text"><text:span text:style-name="T93">domScrollToTop();</text:span></text:span></text:p>
            <text:p text:style-name="P7"><text:span text:style-name="Source_20_Text"><text:span text:style-name="T94">domScrollToBottom();</text:span></text:span></text:p>
            <text:p text:style-name="P7"><text:span text:style-name="Source_20_Text"><text:span text:style-name="T15">domScrollToElement(&lt;element&gt;[, top = true]);<text:line-break/>domSiblings(&lt;element&gt;);</text:span></text:span></text:p>
            <text:p text:style-name="P7"><text:span text:style-name="Source_20_Text"><text:span text:style-name="T15">domSiblingsPrev(&lt;element&gt;);</text:span></text:span></text:p>
            <text:p text:style-name="P7"><text:span text:style-name="Source_20_Text"><text:span text:style-name="T15">domSiblings</text:span></text:span><text:span text:style-name="Source_20_Text"><text:span text:style-name="T95">Left</text:span></text:span><text:span text:style-name="Source_20_Text"><text:span text:style-name="T15">(&lt;element&gt;);</text:span></text:span></text:p>
            <text:p text:style-name="P7"><text:span text:style-name="Source_20_Text"><text:span text:style-name="T15">domSiblingsNext(&lt;element&gt;);</text:span></text:span></text:p>
            <text:p text:style-name="P7"><text:span text:style-name="Source_20_Text"><text:span text:style-name="T15">domSiblings</text:span></text:span><text:span text:style-name="Source_20_Text"><text:span text:style-name="T95">Right</text:span></text:span><text:span text:style-name="Source_20_Text"><text:span text:style-name="T15">(&lt;element&gt;);</text:span></text:span></text:p>
            <text:p text:style-name="P7"><text:span text:style-name="Source_20_Text"><text:span text:style-name="T96">domGetC</text:span></text:span><text:span text:style-name="Source_20_Text"><text:span text:style-name="T97">SS</text:span></text:span><text:span text:style-name="Source_20_Text"><text:span text:style-name="T96">Var(&lt;name&gt;);</text:span></text:span></text:p>
            <text:p text:style-name="P7"><text:span text:style-name="Source_20_Text"><text:span text:style-name="T15">domSetC</text:span></text:span><text:span text:style-name="Source_20_Text"><text:span text:style-name="T97">SS</text:span></text:span><text:span text:style-name="Source_20_Text"><text:span text:style-name="T15">Var(</text:span></text:span><text:span text:style-name="Source_20_Text"><text:span text:style-name="T96">&lt;</text:span></text:span><text:span text:style-name="Source_20_Text"><text:span text:style-name="T15">n</text:span></text:span><text:span text:style-name="Source_20_Text"><text:span text:style-name="T96">ame&gt;</text:span></text:span><text:span text:style-name="Source_20_Text"><text:span text:style-name="T15">,</text:span></text:span><text:span text:style-name="Source_20_Text"><text:span text:style-name="T96">&lt;</text:span></text:span><text:span text:style-name="Source_20_Text"><text:span text:style-name="T15">v</text:span></text:span><text:span text:style-name="Source_20_Text"><text:span text:style-name="T96">alue&gt;</text:span></text:span><text:span text:style-name="Source_20_Text"><text:span text:style-name="T15">);</text:span></text:span></text:p>
            <text:p text:style-name="P7"><text:span text:style-name="Source_20_Text"><text:span text:style-name="T15">importScript(&lt;script1&gt;[, scriptN]);</text:span></text:span></text:p>
            <text:p text:style-name="P7"><text:span text:style-name="Source_20_Text"><text:span text:style-name="T15">importStyle(&lt;style1&gt;[, styleN]);</text:span></text:span></text:p>
            <text:p text:style-name="P9"><text:span text:style-name="Source_20_Text"><text:span text:style-name="T15">setFullscreenOn(&lt;selector&gt;</text:span></text:span><text:span text:style-name="Source_20_Text"><text:span text:style-name="T98">);</text:span></text:span></text:p>
            <text:p text:style-name="P9"><text:span text:style-name="Source_20_Text"><text:span text:style-name="T15">setFullscreenOn(&lt;element&gt;);</text:span></text:span></text:p>
            <text:p text:style-name="P7"><text:span text:style-name="Source_20_Text"><text:span text:style-name="T15">setFullscreenOff();</text:span></text:span></text:p>
            <text:p text:style-name="P13"><text:span text:style-name="Source_20_Text"><text:span text:style-name="T15">getFullscreen();<text:line-break/>form2array(&lt;form&gt;);</text:span></text:span></text:p>
            <text:p text:style-name="P13"><text:span text:style-name="Source_20_Text"><text:span text:style-name="T15">form2string(&lt;form&gt;);</text:span></text:span></text:p>
            <text:p text:style-name="P7"><text:span text:style-name="Source_20_Text"><text:span text:style-name="T15">getDoNotTrack();</text:span></text:span></text:p>
            <text:p text:style-name="P7"><text:span text:style-name="Source_20_Text"><text:span text:style-name="T15">getLocation(&lt;success&gt;[, error]);</text:span></text:span></text:p>
            <text:p text:style-name="P7"><text:span text:style-name="Source_20_Text"><text:span text:style-name="T15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4"><text:span text:style-name="Source_20_Text"><text:span text:style-name="T99">Assertion</text:span></text:span><text:span text:style-name="Source_20_Text"><text:span text:style-name="T100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6"/></text:span></text:p>
            <text:p text:style-name="P5"><text:span text:style-name="Source_20_Text"><text:span text:style-name="T76">a</text:span></text:span><text:span text:style-name="Source_20_Text"><text:span text:style-name="T15">ssert</text:span></text:span><text:span text:style-name="Source_20_Text"><text:span text:style-name="T76">(&lt;value&gt;[, message = "value"]);</text:span></text:span></text:p>
            <text:p text:style-name="P5"><text:span text:style-name="Source_20_Text"><text:span text:style-name="T15">assertTrue</text:span></text:span><text:span text:style-name="Source_20_Text"><text:span text:style-name="T76">(&lt;value&gt;[, message = "value"]);</text:span></text:span></text:p>
            <text:p text:style-name="P5"><text:span text:style-name="Source_20_Text"><text:span text:style-name="T76"/></text:span></text:p>
            <text:p text:style-name="P5"><text:span text:style-name="Source_20_Text"><text:span text:style-name="T15">assertFalse</text:span></text:span><text:span text:style-name="Source_20_Text"><text:span text:style-name="T76">(&lt;value&gt;[, message = "value"]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assertEqual</text:span></text:span><text:span text:style-name="Source_20_Text"><text:span text:style-name="T76">(&lt;value1&gt;,&lt;value2&gt;[, message = "value</text:span></text:span><text:span text:style-name="Source_20_Text"><text:span text:style-name="T101">s</text:span></text:span><text:span text:style-name="Source_20_Text"><text:span text:style-name="T76">"]);</text:span></text:span></text:p>
            <text:p text:style-name="P5"><text:span text:style-name="Source_20_Text"><text:span text:style-name="T15">assertNotEqual</text:span></text:span><text:span text:style-name="Source_20_Text"><text:span text:style-name="T76">&lt;value1&gt;,&lt;value2&gt;[, message = "value</text:span></text:span><text:span text:style-name="Source_20_Text"><text:span text:style-name="T101">s</text:span></text:span><text:span text:style-name="Source_20_Text"><text:span text:style-name="T76">"]);</text:span></text:span></text:p>
            <text:p text:style-name="P5"><text:span text:style-name="Source_20_Text"><text:span text:style-name="T15"/></text:span></text:p>
            <text:p text:style-name="P5"><text:span text:style-name="Source_20_Text"><text:span text:style-name="T15">assertStrictEqual</text:span></text:span><text:span text:style-name="Source_20_Text"><text:span text:style-name="T76">&lt;value1&gt;,&lt;value2&gt;[, message = "value"]);</text:span></text:span></text:p>
            <text:p text:style-name="P5"><text:span text:style-name="Source_20_Text"><text:span text:style-name="T15">assertNotStrictEqual</text:span></text:span><text:span text:style-name="Source_20_Text"><text:span text:style-name="T76">&lt;value1&gt;,&lt;value2&gt;[, message = "value</text:span></text:span><text:span text:style-name="Source_20_Text"><text:span text:style-name="T101">s</text:span></text:span><text:span text:style-name="Source_20_Text"><text:span text:style-name="T76">"]);</text:span></text:span></text:p>
            <text:p text:style-name="P5"><text:span text:style-name="Source_20_Text"><text:span text:style-name="T76"/></text:span></text:p>
          </table:table-cell>
          <table:covered-table-cell table:style-name="Table5.B2"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6"><text:span text:style-name="Source_20_Text"><text:span text:style-name="T102">Collections </text:span></text:span><text:span text:style-name="Source_20_Text"><text:span text:style-name="T103">API</text:span></text:span></text:p>
          </table:table-cell>
          <table:covered-table-cell/>
          <table:table-cell table:style-name="Table4.C1" office:value-type="string">
            <text:p text:style-name="P17">Polyfills</text:p>
          </table:table-cell>
        </table:table-row>
        <table:table-row>
          <table:table-cell table:style-name="Table4.A2" table:number-rows-spanned="3" office:value-type="string">
            <text:p text:style-name="P18"><text:span text:style-name="Source_20_Text"><text:span text:style-name="T104">arrayCreate([length = 0]);</text:span></text:span></text:p>
            <text:p text:style-name="P18"><text:span text:style-name="Source_20_Text"><text:span text:style-name="T104">arrayDeepClone(&lt;array&gt;);</text:span></text:span></text:p>
            <text:p text:style-name="P18"><text:span text:style-name="Source_20_Text"><text:span text:style-name="T104">arrayMerge(&lt;targe</text:span></text:span><text:span text:style-name="Source_20_Text"><text:span text:style-name="T105">t</text:span></text:span><text:span text:style-name="Source_20_Text"><text:span text:style-name="T104">&gt;,&lt;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4">c</text:span></text:span><text:span text:style-name="Source_20_Text"><text:span text:style-name="T106">e</text:span></text:span><text:span text:style-name="Source_20_Text"><text:span text:style-name="T104">1&gt;[, </text:span></text:span><text:span text:style-name="Source_20_Text"><text:span text:style-name="T105">s</text:span></text:span><text:span text:style-name="Source_20_Text"><text:span text:style-name="T106">ou</text:span></text:span><text:span text:style-name="Source_20_Text"><text:span text:style-name="T105">r</text:span></text:span><text:span text:style-name="Source_20_Text"><text:span text:style-name="T106">ce</text:span></text:span><text:span text:style-name="Source_20_Text"><text:span text:style-name="T104">N]);</text:span></text:span></text:p>
            <text:p text:style-name="P19"><text:span text:style-name="Source_20_Text"><text:span text:style-name="T107">arrayAdd</text:span></text:span><text:span text:style-name="Source_20_Text"><text:span text:style-name="T104">(&lt;array&gt;,&lt;value&gt;);</text:span></text:span></text:p>
            <text:p text:style-name="P19"><text:span text:style-name="Source_20_Text"><text:span text:style-name="T104">arrayClear(&lt;array&gt;); </text:span></text:span></text:p>
            <text:p text:style-name="P19"><text:span text:style-name="Source_20_Text"><text:span text:style-name="T108">arrayRemove(&lt;array&gt;,&lt;value&gt;[, all </text:span></text:span><text:span text:style-name="Source_20_Text"><text:span text:style-name="T109">= false</text:span></text:span><text:span text:style-name="Source_20_Text"><text:span text:style-name="T108">]);</text:span></text:span></text:p>
            <text:p text:style-name="P20"><text:span text:style-name="Source_20_Text"><text:span text:style-name="T108">arrayRemove</text:span></text:span><text:span text:style-name="Source_20_Text"><text:span text:style-name="T110">By</text:span></text:span><text:span text:style-name="Source_20_Text"><text:span text:style-name="T108">(&lt;array&gt;,&lt;</text:span></text:span><text:span text:style-name="Source_20_Text"><text:span text:style-name="T110">callback</text:span></text:span><text:span text:style-name="Source_20_Text"><text:span text:style-name="T108">&gt;[, all</text:span></text:span><text:span text:style-name="Source_20_Text"><text:span text:style-name="T109">=false</text:span></text:span><text:span text:style-name="Source_20_Text"><text:span text:style-name="T108">]);</text:span></text:span></text:p>
            <text:p text:style-name="P21"><text:span text:style-name="Source_20_Text"><text:span text:style-name="T111"/></text:span></text:p>
            <text:p text:style-name="P21"><text:span text:style-name="Source_20_Text"><text:span text:style-name="T111">arrayRange([start=0[,end = </text:span></text:span><text:span text:style-name="Source_20_Text"><text:span text:style-name="T112">99</text:span></text:span><text:span text:style-name="Source_20_Text"><text:span text:style-name="T111">[,step = 1]]]);</text:span></text:span></text:p>
            <text:p text:style-name="P22"><text:span text:style-name="Source_20_Text"><text:span text:style-name="T113">iterRange([start=0[, step=1[, end=Infinity]]]);</text:span></text:span></text:p>
            <text:p text:style-name="P23"><text:span text:style-name="Source_20_Text"><text:span text:style-name="T9">arrayCycle(&lt;</text:span></text:span><text:span text:style-name="Source_20_Text"><text:span text:style-name="T114">iterator</text:span></text:span><text:span text:style-name="Source_20_Text"><text:span text:style-name="T9">&gt;[, n </text:span></text:span><text:span text:style-name="Source_20_Text"><text:span text:style-name="T115">= 100</text:span></text:span><text:span text:style-name="Source_20_Text"><text:span text:style-name="T9">]);</text:span></text:span></text:p>
            <text:p text:style-name="P22"><text:span text:style-name="Source_20_Text"><text:span text:style-name="T113">iterCycle(&lt;iter&gt;[, n </text:span></text:span><text:span text:style-name="Source_20_Text"><text:span text:style-name="T116">= Infinity</text:span></text:span><text:span text:style-name="Source_20_Text"><text:span text:style-name="T113">]);</text:span></text:span></text:p>
            <text:p text:style-name="P24"><text:span text:style-name="Source_20_Text"><text:span text:style-name="T9">arrayRepeat(&lt;value&gt;[, n </text:span></text:span><text:span text:style-name="Source_20_Text"><text:span text:style-name="T117">= 100</text:span></text:span><text:span text:style-name="Source_20_Text"><text:span text:style-name="T9">]);</text:span></text:span></text:p>
            <text:p text:style-name="P22"><text:span text:style-name="Source_20_Text"><text:span text:style-name="T9">iterRepeat(&lt;value&gt;[, n </text:span></text:span><text:span text:style-name="Source_20_Text"><text:span text:style-name="T116">= Infinity</text:span></text:span><text:span text:style-name="Source_20_Text"><text:span text:style-name="T9">]);</text:span></text:span></text:p>
            <text:p text:style-name="P22"><text:span text:style-name="Source_20_Text"><text:span text:style-name="T9"/></text:span></text:p>
            <text:p text:style-name="P25"><text:span text:style-name="Source_20_Text"><text:span text:style-name="T118">unique(&lt;iterator&gt;[,resolver]);</text:span></text:span></text:p>
            <text:p text:style-name="P25"><text:span text:style-name="Source_20_Text"><text:span text:style-name="T113">slice(&lt;</text:span></text:span><text:span text:style-name="Source_20_Text"><text:span text:style-name="T114">iterator</text:span></text:span><text:span text:style-name="Source_20_Text"><text:span text:style-name="T113">&gt;[, begin=0[, end = Infinity]]);</text:span></text:span></text:p>
            <text:p text:style-name="P23"><text:span text:style-name="Source_20_Text"><text:span text:style-name="T113">withOut(&lt;</text:span></text:span><text:span text:style-name="Source_20_Text"><text:span text:style-name="T114">iterator</text:span></text:span><text:span text:style-name="Source_20_Text"><text:span text:style-name="T113">&gt;,&lt;filter</text:span></text:span><text:span text:style-name="Source_20_Text"><text:span text:style-name="T114">Iterator </text:span></text:span><text:span text:style-name="Source_20_Text"><text:span text:style-name="T113">&gt;);</text:span></text:span></text:p>
            <text:p text:style-name="P26"><text:span text:style-name="Source_20_Text"><text:span text:style-name="T9">reduce(&lt;</text:span></text:span><text:span text:style-name="Source_20_Text"><text:span text:style-name="T114">iterator</text:span></text:span><text:span text:style-name="Source_20_Text"><text:span text:style-name="T9">&gt;,&lt;callback&gt;[, initialvalue]);</text:span></text:span></text:p>
            <text:p text:style-name="P26"><text:span text:style-name="Source_20_Text"><text:span text:style-name="T119">count</text:span></text:span><text:span text:style-name="Source_20_Text"><text:span text:style-name="T9">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7"><text:span text:style-name="Source_20_Text"><text:span text:style-name="T120"/></text:span></text:p>
            <text:p text:style-name="P26"><text:span text:style-name="Source_20_Text"><text:span text:style-name="T9">take(&lt;</text:span></text:span><text:span text:style-name="Source_20_Text"><text:span text:style-name="T114">iterator</text:span></text:span><text:span text:style-name="Source_20_Text"><text:span text:style-name="T9">&gt;[, n </text:span></text:span><text:span text:style-name="Source_20_Text"><text:span text:style-name="T121">= 1</text:span></text:span><text:span text:style-name="Source_20_Text"><text:span text:style-name="T9">]);</text:span></text:span></text:p>
            <text:p text:style-name="P26"><text:span text:style-name="Source_20_Text"><text:span text:style-name="T9">takeWhile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9">takeRight(&lt;</text:span></text:span><text:span text:style-name="Source_20_Text"><text:span text:style-name="T114">iterator</text:span></text:span><text:span text:style-name="Source_20_Text"><text:span text:style-name="T9">&gt;[, n </text:span></text:span><text:span text:style-name="Source_20_Text"><text:span text:style-name="T121">= 1</text:span></text:span><text:span text:style-name="Source_20_Text"><text:span text:style-name="T9">]);</text:span></text:span></text:p>
            <text:p text:style-name="P26"><text:span text:style-name="Source_20_Text"><text:span text:style-name="T9">takeRightWhile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9">drop(&lt;</text:span></text:span><text:span text:style-name="Source_20_Text"><text:span text:style-name="T114">iterator</text:span></text:span><text:span text:style-name="Source_20_Text"><text:span text:style-name="T9">&gt;[, n </text:span></text:span><text:span text:style-name="Source_20_Text"><text:span text:style-name="T121">= 1</text:span></text:span><text:span text:style-name="Source_20_Text"><text:span text:style-name="T9">]);</text:span></text:span><text:span text:style-name="Source_20_Text"><text:span text:style-name="T122"> </text:span></text:span></text:p>
            <text:p text:style-name="P26"><text:span text:style-name="Source_20_Text"><text:span text:style-name="T9">dropWhile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9">dropRight(&lt;</text:span></text:span><text:span text:style-name="Source_20_Text"><text:span text:style-name="T114">iterator</text:span></text:span><text:span text:style-name="Source_20_Text"><text:span text:style-name="T9">&gt;[, n </text:span></text:span><text:span text:style-name="Source_20_Text"><text:span text:style-name="T121">= 1</text:span></text:span><text:span text:style-name="Source_20_Text"><text:span text:style-name="T9">]);</text:span></text:span></text:p>
            <text:p text:style-name="P26"><text:span text:style-name="Source_20_Text"><text:span text:style-name="T9">dropRightWhile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9"/></text:span></text:p>
            <text:p text:style-name="P26"><text:span text:style-name="Source_20_Text"><text:span text:style-name="T9">isSuperset();</text:span></text:span></text:p>
            <text:p text:style-name="P26"><text:span text:style-name="Source_20_Text"><text:span text:style-name="T9">arrayDifference();</text:span></text:span></text:p>
            <text:p text:style-name="P26"><text:span text:style-name="Source_20_Text"><text:span text:style-name="T9">arrayIntersection();</text:span></text:span></text:p>
            <text:p text:style-name="P26"><text:span text:style-name="Source_20_Text"><text:span text:style-name="T9">arraySymmetricDifference();</text:span></text:span></text:p>
            <text:p text:style-name="P26"><text:span text:style-name="Source_20_Text"><text:span text:style-name="T9">arrayUnion();</text:span></text:span></text:p>
            <text:p text:style-name="P26"><text:span text:style-name="Source_20_Text"><text:span text:style-name="T9">setDifference();</text:span></text:span></text:p>
            <text:p text:style-name="P26"><text:span text:style-name="Source_20_Text"><text:span text:style-name="T9">setIntersection();</text:span></text:span></text:p>
            <text:p text:style-name="P26"><text:span text:style-name="Source_20_Text"><text:span text:style-name="T9">setSymmetricDifference();</text:span></text:span></text:p>
            <text:p text:style-name="P26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23"><text:span text:style-name="Source_20_Text"><text:span text:style-name="T123">forEach</text:span></text:span><text:span text:style-name="Source_20_Text"><text:span text:style-name="T113">(&lt;</text:span></text:span><text:span text:style-name="Source_20_Text"><text:span text:style-name="T114">iterator</text:span></text:span><text:span text:style-name="Source_20_Text"><text:span text:style-name="T113">&gt;,&lt;callback&gt;);</text:span></text:span></text:p>
            <text:p text:style-name="P28"><text:span text:style-name="Source_20_Text"><text:span text:style-name="T124">map(&lt;</text:span></text:span><text:span text:style-name="Source_20_Text"><text:span text:style-name="T125">iterator</text:span></text:span><text:span text:style-name="Source_20_Text"><text:span text:style-name="T124">&gt;,&lt;callback&gt;);</text:span></text:span></text:p>
            <text:p text:style-name="P26"><text:span text:style-name="Source_20_Text"><text:span text:style-name="T113">enumerate(&lt;</text:span></text:span><text:span text:style-name="Source_20_Text"><text:span text:style-name="T114">iterator</text:span></text:span><text:span text:style-name="Source_20_Text"><text:span text:style-name="T113">&gt;[, offset = 0]);</text:span></text:span></text:p>
            <text:p text:style-name="P26"><text:span text:style-name="Source_20_Text"><text:span text:style-name="T126">entries</text:span></text:span><text:span text:style-name="Source_20_Text"><text:span text:style-name="T113">(&lt;</text:span></text:span><text:span text:style-name="Source_20_Text"><text:span text:style-name="T114">iterator</text:span></text:span><text:span text:style-name="Source_20_Text"><text:span text:style-name="T113">&gt;[, offset = 0]);</text:span></text:span></text:p>
            <text:p text:style-name="P26"><text:span text:style-name="Source_20_Text"><text:span text:style-name="T9">size(&lt;</text:span></text:span><text:span text:style-name="Source_20_Text"><text:span text:style-name="T114">iterator</text:span></text:span><text:span text:style-name="Source_20_Text"><text:span text:style-name="T9">&gt;);</text:span></text:span></text:p>
            <text:p text:style-name="P29"><text:span text:style-name="Source_20_Text"><text:span text:style-name="T127"/></text:span></text:p>
            <text:p text:style-name="P26"><text:span text:style-name="Source_20_Text"><text:span text:style-name="T9">every(&lt;</text:span></text:span><text:span text:style-name="Source_20_Text"><text:span text:style-name="T114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26"><text:span text:style-name="Source_20_Text"><text:span text:style-name="T9">some(&lt;</text:span></text:span><text:span text:style-name="Source_20_Text"><text:span text:style-name="T114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text:span text:style-name="Source_20_Text"><text:span text:style-name="T129"> </text:span></text:span></text:p>
            <text:p text:style-name="P26"><text:span text:style-name="Source_20_Text"><text:span text:style-name="T113">none(&lt;</text:span></text:span><text:span text:style-name="Source_20_Text"><text:span text:style-name="T114">iterator</text:span></text:span><text:span text:style-name="Source_20_Text"><text:span text:style-name="T113">&gt;,&lt;</text:span></text:span><text:span text:style-name="Source_20_Text"><text:span text:style-name="T128">callback</text:span></text:span><text:span text:style-name="Source_20_Text"><text:span text:style-name="T113">&gt;);</text:span></text:span></text:p>
            <text:p text:style-name="P29"><text:span text:style-name="Source_20_Text"><text:span text:style-name="T127"/></text:span></text:p>
            <text:p text:style-name="P26"><text:span text:style-name="Source_20_Text"><text:span text:style-name="T9">includes(&lt;</text:span></text:span><text:span text:style-name="Source_20_Text"><text:span text:style-name="T114">iterator</text:span></text:span><text:span text:style-name="Source_20_Text"><text:span text:style-name="T9">&gt;,&lt;value&gt;);</text:span></text:span></text:p>
            <text:p text:style-name="P26"><text:span text:style-name="Source_20_Text"><text:span text:style-name="T130">contains</text:span></text:span><text:span text:style-name="Source_20_Text"><text:span text:style-name="T9">(&lt;</text:span></text:span><text:span text:style-name="Source_20_Text"><text:span text:style-name="T114">iterator</text:span></text:span><text:span text:style-name="Source_20_Text"><text:span text:style-name="T9">&gt;,&lt;value&gt;);</text:span></text:span></text:p>
            <text:p text:style-name="P26"><text:span text:style-name="Source_20_Text"><text:span text:style-name="T9">find(&lt;</text:span></text:span><text:span text:style-name="Source_20_Text"><text:span text:style-name="T114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26"><text:span text:style-name="Source_20_Text"><text:span text:style-name="T9">findLast(&lt;</text:span></text:span><text:span text:style-name="Source_20_Text"><text:span text:style-name="T114">iterator</text:span></text:span><text:span text:style-name="Source_20_Text"><text:span text:style-name="T9">&gt;,&lt;callback&gt;);</text:span></text:span></text:p>
            <text:p text:style-name="P26"><text:span text:style-name="Source_20_Text"><text:span text:style-name="T9">filter(&lt;</text:span></text:span><text:span text:style-name="Source_20_Text"><text:span text:style-name="T114">iterator</text:span></text:span><text:span text:style-name="Source_20_Text"><text:span text:style-name="T9">&gt;,&lt;</text:span></text:span><text:span text:style-name="Source_20_Text"><text:span text:style-name="T128">callback</text:span></text:span><text:span text:style-name="Source_20_Text"><text:span text:style-name="T9">&gt;);</text:span></text:span></text:p>
            <text:p text:style-name="P26"><text:span text:style-name="Source_20_Text"><text:span text:style-name="T131">reject(&lt;</text:span></text:span><text:span text:style-name="Source_20_Text"><text:span text:style-name="T114">iterator</text:span></text:span><text:span text:style-name="Source_20_Text"><text:span text:style-name="T131">&gt;,&lt;</text:span></text:span><text:span text:style-name="Source_20_Text"><text:span text:style-name="T128">callback</text:span></text:span><text:span text:style-name="Source_20_Text"><text:span text:style-name="T131">&gt;);</text:span></text:span></text:p>
            <text:p text:style-name="P23"><text:span text:style-name="Source_20_Text"><text:span text:style-name="T132">p</text:span></text:span><text:span text:style-name="Source_20_Text"><text:span text:style-name="T133">artition(&lt;</text:span></text:span><text:span text:style-name="Source_20_Text"><text:span text:style-name="T134">iterator</text:span></text:span><text:span text:style-name="Source_20_Text"><text:span text:style-name="T133">&gt;,&lt;</text:span></text:span><text:span text:style-name="Source_20_Text"><text:span text:style-name="T135">c</text:span></text:span><text:span text:style-name="Source_20_Text"><text:span text:style-name="T136">all</text:span></text:span><text:span text:style-name="Source_20_Text"><text:span text:style-name="T135">b</text:span></text:span><text:span text:style-name="Source_20_Text"><text:span text:style-name="T136">ack</text:span></text:span><text:span text:style-name="Source_20_Text"><text:span text:style-name="T133">&gt;);</text:span></text:span></text:p>
            <text:p text:style-name="P30"><text:span text:style-name="Source_20_Text"><text:span text:style-name="T137"/></text:span></text:p>
            <text:p text:style-name="P23"><text:span text:style-name="Source_20_Text"><text:span text:style-name="T9">zip(&lt;</text:span></text:span><text:span text:style-name="Source_20_Text"><text:span text:style-name="T114">iterator1</text:span></text:span><text:span text:style-name="Source_20_Text"><text:span text:style-name="T9">&gt;[, </text:span></text:span><text:span text:style-name="Source_20_Text"><text:span text:style-name="T114">iteratorN</text:span></text:span><text:span text:style-name="Source_20_Text"><text:span text:style-name="T9">]);</text:span></text:span></text:p>
            <text:p text:style-name="P31"><text:span text:style-name="Source_20_Text"><text:span text:style-name="T138">unzip(&lt;</text:span></text:span><text:span text:style-name="Source_20_Text"><text:span text:style-name="T134">iterator</text:span></text:span><text:span text:style-name="Source_20_Text"><text:span text:style-name="T138">&gt;);</text:span></text:span></text:p>
            <text:p text:style-name="P31"><text:span text:style-name="Source_20_Text"><text:span text:style-name="T138">zipObj(&lt;</text:span></text:span><text:span text:style-name="Source_20_Text"><text:span text:style-name="T134">iterator1</text:span></text:span><text:span text:style-name="Source_20_Text"><text:span text:style-name="T138">&gt;,&lt;</text:span></text:span><text:span text:style-name="Source_20_Text"><text:span text:style-name="T134">iterator2</text:span></text:span><text:span text:style-name="Source_20_Text"><text:span text:style-name="T138">&gt;);</text:span></text:span></text:p>
            <text:p text:style-name="P26"><text:span text:style-name="Source_20_Text"><text:span text:style-name="T139">shuffle(&lt;</text:span></text:span><text:span text:style-name="Source_20_Text"><text:span text:style-name="T114">iterator</text:span></text:span><text:span text:style-name="Source_20_Text"><text:span text:style-name="T139">&gt;);</text:span></text:span></text:p>
            <text:p text:style-name="P32"><text:span text:style-name="Source_20_Text"><text:span text:style-name="T104">min(&lt;</text:span></text:span><text:span text:style-name="Source_20_Text"><text:span text:style-name="T140">value1&gt;[, valueN]</text:span></text:span><text:span text:style-name="Source_20_Text"><text:span text:style-name="T104">);</text:span></text:span></text:p>
            <text:p text:style-name="P33"><text:span text:style-name="Source_20_Text"><text:span text:style-name="T141">max(&lt;</text:span></text:span><text:span text:style-name="Source_20_Text"><text:span text:style-name="T140">value1&gt;[, valueN]</text:span></text:span><text:span text:style-name="Source_20_Text"><text:span text:style-name="T141">);</text:span></text:span></text:p>
            <text:p text:style-name="P26"><text:span text:style-name="Source_20_Text"><text:span text:style-name="T142">sort(&lt;</text:span></text:span><text:span text:style-name="Source_20_Text"><text:span text:style-name="T114">iterator</text:span></text:span><text:span text:style-name="Source_20_Text"><text:span text:style-name="T142">&gt;</text:span></text:span><text:span text:style-name="Source_20_Text"><text:span text:style-name="T143">[</text:span></text:span><text:span text:style-name="Source_20_Text"><text:span text:style-name="T142">, number</text:span></text:span><text:span text:style-name="Source_20_Text"><text:span text:style-name="T144">s = false</text:span></text:span><text:span text:style-name="Source_20_Text"><text:span text:style-name="T143">]</text:span></text:span><text:span text:style-name="Source_20_Text"><text:span text:style-name="T142">);</text:span></text:span></text:p>
            <text:p text:style-name="P26"><text:span text:style-name="Source_20_Text"><text:span text:style-name="T139">reverse(&lt;</text:span></text:span><text:span text:style-name="Source_20_Text"><text:span text:style-name="T114">iterator</text:span></text:span><text:span text:style-name="Source_20_Text"><text:span text:style-name="T145">&gt;</text:span></text:span><text:span text:style-name="Source_20_Text"><text:span text:style-name="T139">);</text:span></text:span></text:p>
            <text:p text:style-name="P34"><text:span text:style-name="Source_20_Text"><text:span text:style-name="T9"/></text:span></text:p>
            <text:p text:style-name="P23"><text:span text:style-name="Source_20_Text"><text:span text:style-name="T9">item(&lt;</text:span></text:span><text:span text:style-name="Source_20_Text"><text:span text:style-name="T114">iterator</text:span></text:span><text:span text:style-name="Source_20_Text"><text:span text:style-name="T9">&gt;,&lt;index&gt;);</text:span></text:span></text:p>
            <text:p text:style-name="P23"><text:span text:style-name="Source_20_Text"><text:span text:style-name="T146">nth(&lt;</text:span></text:span><text:span text:style-name="Source_20_Text"><text:span text:style-name="T114">iterator</text:span></text:span><text:span text:style-name="Source_20_Text"><text:span text:style-name="T146">&gt;,&lt;index&gt;);</text:span></text:span></text:p>
            <text:p text:style-name="P26"><text:span text:style-name="Source_20_Text"><text:span text:style-name="T9">first(&lt;</text:span></text:span><text:span text:style-name="Source_20_Text"><text:span text:style-name="T114">iterator</text:span></text:span><text:span text:style-name="Source_20_Text"><text:span text:style-name="T9">&gt;);</text:span></text:span></text:p>
            <text:p text:style-name="P26"><text:span text:style-name="Source_20_Text"><text:span text:style-name="T147">head(&lt;</text:span></text:span><text:span text:style-name="Source_20_Text"><text:span text:style-name="T134">iterator</text:span></text:span><text:span text:style-name="Source_20_Text"><text:span text:style-name="T147">&gt;);</text:span></text:span></text:p>
            <text:p text:style-name="P35"><text:span text:style-name="Source_20_Text"><text:span text:style-name="T104">last(&lt;</text:span></text:span><text:span text:style-name="Source_20_Text"><text:span text:style-name="T125">iterator</text:span></text:span><text:span text:style-name="Source_20_Text"><text:span text:style-name="T104">&gt;);</text:span></text:span></text:p>
            <text:p text:style-name="P36">initial(&lt;<text:span text:style-name="Source_20_Text"><text:span text:style-name="T148">iterator</text:span></text:span>&gt;);</text:p>
            <text:p text:style-name="P26"><text:span text:style-name="Source_20_Text"><text:span text:style-name="T9">tail(&lt;</text:span></text:span><text:span text:style-name="Source_20_Text"><text:span text:style-name="T114">iterator</text:span></text:span><text:span text:style-name="Source_20_Text"><text:span text:style-name="T9">&gt;);</text:span></text:span></text:p>
            <text:p text:style-name="P26"><text:span text:style-name="Source_20_Text"><text:span text:style-name="T9"/></text:span></text:p>
            <text:p text:style-name="P26"><text:span text:style-name="Source_20_Text"><text:span text:style-name="T149">flat(&lt;</text:span></text:span><text:span text:style-name="Source_20_Text"><text:span text:style-name="T114">iterator</text:span></text:span><text:span text:style-name="Source_20_Text"><text:span text:style-name="T149">&gt;);</text:span></text:span></text:p>
            <text:p text:style-name="P26"><text:span text:style-name="Source_20_Text"><text:span text:style-name="T9">concat(&lt;</text:span></text:span><text:span text:style-name="Source_20_Text"><text:span text:style-name="T114">iterator1</text:span></text:span><text:span text:style-name="Source_20_Text"><text:span text:style-name="T9">&gt;[, </text:span></text:span><text:span text:style-name="Source_20_Text"><text:span text:style-name="T114">iteratorN</text:span></text:span><text:span text:style-name="Source_20_Text"><text:span text:style-name="T9">]);</text:span></text:span></text:p>
            <text:p text:style-name="P26"><text:span text:style-name="Source_20_Text"><text:span text:style-name="T113">join(&lt;</text:span></text:span><text:span text:style-name="Source_20_Text"><text:span text:style-name="T114">iterator</text:span></text:span><text:span text:style-name="Source_20_Text"><text:span text:style-name="T113">&gt;[, separator </text:span></text:span><text:span text:style-name="Source_20_Text"><text:span text:style-name="T150">= ","</text:span></text:span><text:span text:style-name="Source_20_Text"><text:span text:style-name="T113">]);</text:span></text:span></text:p>
          </table:table-cell>
          <table:table-cell table:style-name="Table4.C2" office:value-type="string">
            <text:p text:style-name="P37"><text:span text:style-name="Source_20_Text"><text:span text:style-name="T104"/></text:span></text:p>
            <text:p text:style-name="P3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4">Array.fromAsync(); </text:span></text:span></text:a></text:p>
            <text:p text:style-name="P38"><text:span text:style-name="Source_20_Text"><text:span text:style-name="T104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1">Array.prototype.toReversed();</text:span></text:span></text:a></text:p>
            <text:p text:style-name="P37"><text:span text:style-name="Source_20_Text"><text:span text:style-name="T104"/></text:span></text:p>
            <text:p text:style-name="P3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4">Array.prototype.toSorted();</text:span></text:span></text:a></text:p>
            <text:p text:style-name="P37"><text:span text:style-name="Source_20_Text"><text:span text:style-name="T104"/></text:span></text:p>
            <text:p text:style-name="P3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4">Array.prototype.toSpliced();</text:span></text:span></text:a></text:p>
            <text:p text:style-name="P37"><text:span text:style-name="Source_20_Text"><text:span text:style-name="T104"/></text:span></text:p>
            <text:p text:style-name="P3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4">Array.prototype.with();</text:span></text:span></text:a></text:p>
            <text:p text:style-name="P39"><text:span text:style-name="Source_20_Text"><text:span text:style-name="T104"/></text:span></text:p>
            <text:p text:style-name="P39"><text:a xlink:type="simple" xlink:href="https://developer.mozilla.org/en-US/docs/Web/API/Crypto/randomUUID" text:style-name="Internet_20_link" text:visited-style-name="Visited_20_Internet_20_Link"><text:span text:style-name="Source_20_Text"><text:span text:style-name="T104">crypto.randomUUID();</text:span></text:span></text:a></text:p>
            <text:p text:style-name="P39"><text:span text:style-name="Source_20_Text"><text:span text:style-name="T104"/></text:span></text:p>
            <text:p text:style-name="P4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2">Error.isError();</text:span></text:span></text:a></text:p>
            <text:p text:style-name="P39"><text:span text:style-name="Source_20_Text"><text:span text:style-name="T104"/></text:span></text:p>
            <text:p text:style-name="P3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4">globalThis;</text:span></text:span></text:a></text:p>
            <text:p text:style-name="P39"><text:span text:style-name="Source_20_Text"><text:span text:style-name="T104"/></text:span></text:p>
            <text:p text:style-name="P3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4">Map.groupBy();</text:span></text:span></text:a></text:p>
            <text:p text:style-name="P41"><text:span text:style-name="Source_20_Text"><text:span text:style-name="T104"/></text:span></text:p>
            <text:p text:style-name="P4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4">Math.sumPrecise();</text:span></text:span></text:a></text:p>
            <text:p text:style-name="P41"><text:span text:style-name="Source_20_Text"><text:span text:style-name="T104"/></text:span></text:p>
            <text:p text:style-name="P3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3">Object.groupBy();</text:span></text:span></text:a></text:p>
            <text:p text:style-name="P3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4">Object</text:span></text:span><text:span text:style-name="Source_20_Text"><text:span text:style-name="T154">.</text:span></text:span><text:span text:style-name="Source_20_Text"><text:span text:style-name="T155">hasOwn();</text:span></text:span></text:a></text:p>
            <text:p text:style-name="P39"><text:span text:style-name="Source_20_Text"><text:span text:style-name="T104"/></text:span></text:p>
            <text:p text:style-name="P4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6">TypedArray.prototype.toReversed();</text:span></text:span></text:a><text:span text:style-name="T9"/></text:p>
            <text:p text:style-name="P42"><text:span text:style-name="Source_20_Text"><text:span text:style-name="T156"/></text:span></text:p>
            <text:p text:style-name="P4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6">TypedArray.prototype.toSorted();</text:span></text:span></text:a><text:span text:style-name="T9"/></text:p>
            <text:p text:style-name="P42"><text:span text:style-name="Source_20_Text"><text:span text:style-name="T156"/></text:span></text:p>
            <text:p text:style-name="P4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6">TypedArray.prototype.with();</text:span></text:span></text:a></text:p>
            <text:p text:style-name="P4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3"><text:span text:style-name="T157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4"><text:span text:style-name="Source_20_Text"><text:span text:style-name="T104"/></text:span></text:p>
            <text:p text:style-name="P4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4">BigInt.prototype.toJSON();</text:span></text:span></text:a></text:p>
            <text:p text:style-name="P45"><text:span text:style-name="Source_20_Text"><text:span text:style-name="T158"/></text:span></text:p>
            <text:p text:style-name="P4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9">window.</text:span></text:span><text:span text:style-name="Source_20_Text"><text:span text:style-name="T158">A</text:span></text:span><text:span text:style-name="Source_20_Text"><text:span text:style-name="T104">syncFunction</text:span></text:span><text:span text:style-name="Source_20_Text"><text:span text:style-name="T158">();</text:span></text:span></text:a></text:p>
            <text:p text:style-name="P45"><text:span text:style-name="Source_20_Text"><text:span text:style-name="T104"/></text:span></text:p>
            <text:p text:style-name="P4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9">window.</text:span></text:span><text:span text:style-name="Source_20_Text"><text:span text:style-name="T104">GeneratorFunction();</text:span></text:span></text:a></text:p>
            <text:p text:style-name="P45"><text:span text:style-name="Source_20_Text"><text:span text:style-name="T104"/></text:span></text:p>
          </table:table-cell>
        </table:table-row>
      </table:table>
      <text:p text:style-name="P46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68">API</text:span></text:p>
          </table:table-cell>
          <table:covered-table-cell/>
          <table:table-cell table:style-name="Table2.C1" office:value-type="string">
            <text:p text:style-name="P48">Abstract <text:span text:style-name="T68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9"/>
            <text:p text:style-name="P49">sum(&lt;value1&gt;[,valueN]);</text:p>
            <text:p text:style-name="P49">avg(&lt;value1&gt;[,valueN]);</text:p>
            <text:p text:style-name="P49">product(&lt;value1&gt;[,valueN]);</text:p>
            <text:p text:style-name="P49"/>
            <text:p text:style-name="P49">clamp(&lt;value&gt;,&lt;min&gt;,&lt;max&gt;);</text:p>
            <text:p text:style-name="P50"><text:span text:style-name="T160">minmax</text:span>(&lt;value&gt;,&lt;min&gt;,&lt;max&gt;);</text:p>
            <text:p text:style-name="P49"/>
            <text:p text:style-name="P51">isEven(&lt;value&gt;);</text:p>
            <text:p text:style-name="P51">isOdd(&lt;val<text:span text:style-name="T161">ue</text:span>&gt;);</text:p>
            <text:p text:style-name="P51"/>
            <text:p text:style-name="P52"><text:span text:style-name="Source_20_Text"><text:span text:style-name="T15">randomInt([max]);</text:span></text:span></text:p>
            <text:p text:style-name="P53"><text:span text:style-name="Source_20_Text"><text:span text:style-name="T15">randomInt(&lt;min&gt;,&lt;max&gt;);</text:span></text:span></text:p>
            <text:p text:style-name="P53"><text:span text:style-name="Source_20_Text"><text:span text:style-name="T15"/></text:span></text:p>
            <text:p text:style-name="P52"><text:span text:style-name="Source_20_Text"><text:span text:style-name="T15">randomFloat([max]);</text:span></text:span></text:p>
            <text:p text:style-name="P53"><text:span text:style-name="Source_20_Text"><text:span text:style-name="T15">randomFloat(&lt;min&gt;,&lt;max&gt;);</text:span></text:span></text:p>
            <text:p text:style-name="P52"><text:span text:style-name="Source_20_Text"><text:span text:style-name="T162"/></text:span></text:p>
            <text:p text:style-name="P52"><text:span text:style-name="Source_20_Text"><text:span text:style-name="T15">inRange(&lt;value&gt;,&lt;min&gt;,&lt;max&gt;);</text:span></text:span></text:p>
            <text:p text:style-name="P52"><text:span text:style-name="Source_20_Text"><text:span text:style-name="T163">signbit(&lt;value&gt;);</text:span></text:span></text:p>
          </table:table-cell>
          <table:table-cell table:style-name="Table2.B2" office:value-type="string">
            <text:p text:style-name="P54"><text:span text:style-name="T164">t</text:span><text:span text:style-name="T165">oInt8(&lt;value&gt;);</text:span></text:p>
            <text:p text:style-name="P55">toInt16(&lt;value&gt;);</text:p>
            <text:p text:style-name="P55">toInt32(&lt;value&gt;);</text:p>
            <text:p text:style-name="P56">toUInt8(&lt;value&gt;);</text:p>
            <text:p text:style-name="P56">toUInt<text:span text:style-name="T166">1</text:span>6(&lt;value&gt;);</text:p>
            <text:p text:style-name="P56">toUInt32(&lt;value&gt;;</text:p>
            <text:p text:style-name="P55">toBigInt64(&lt;value&gt;);</text:p>
            <text:p text:style-name="P55">toBigUInt64(&lt;value&gt;);</text:p>
            <text:p text:style-name="P57">toFloat<text:span text:style-name="T167">16</text:span>(&lt;value&gt;);</text:p>
            <text:p text:style-name="P58">toFloat32(&lt;value&gt;);</text:p>
          </table:table-cell>
          <table:table-cell table:style-name="Table2.C2" table:number-rows-spanned="4" office:value-type="string">
            <text:p text:style-name="P59"><text:span text:style-name="Source_20_Text"><text:span text:style-name="T82">createDataProperty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,&lt;</text:span></text:span><text:span text:style-name="Source_20_Text"><text:span text:style-name="T172">val</text:span></text:span><text:span text:style-name="Source_20_Text"><text:span text:style-name="T173">ue</text:span></text:span><text:span text:style-name="Source_20_Text"><text:span text:style-name="T82">&gt;);</text:span></text:span></text:p>
            <text:p text:style-name="P59"><text:span text:style-name="Source_20_Text"><text:span text:style-name="T174">c</text:span></text:span><text:span text:style-name="Source_20_Text"><text:span text:style-name="T82">reateDataPropertyOrThrow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5">property</text:span></text:span><text:span text:style-name="Source_20_Text"><text:span text:style-name="T82">&gt;,&lt;</text:span></text:span><text:span text:style-name="Source_20_Text"><text:span text:style-name="T176">val</text:span></text:span><text:span text:style-name="Source_20_Text"><text:span text:style-name="T177">ue</text:span></text:span><text:span text:style-name="Source_20_Text"><text:span text:style-name="T82">&gt;);</text:span></text:span></text:p>
            <text:p text:style-name="P59"><text:span text:style-name="Source_20_Text"><text:span text:style-name="T82">createMethodProperty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,&lt;</text:span></text:span><text:span text:style-name="Source_20_Text"><text:span text:style-name="T172">val</text:span></text:span><text:span text:style-name="Source_20_Text"><text:span text:style-name="T173">ue</text:span></text:span><text:span text:style-name="Source_20_Text"><text:span text:style-name="T82">&gt;);</text:span></text:span></text:p>
            <text:p text:style-name="P59"><text:span text:style-name="Source_20_Text"><text:span text:style-name="T82">createMethodPropertyOrThrow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5">prop</text:span></text:span><text:span text:style-name="Source_20_Text"><text:span text:style-name="T82">&gt;,&lt;</text:span></text:span><text:span text:style-name="Source_20_Text"><text:span text:style-name="T176">val</text:span></text:span><text:span text:style-name="Source_20_Text"><text:span text:style-name="T178">ue</text:span></text:span><text:span text:style-name="Source_20_Text"><text:span text:style-name="T82">&gt;);</text:span></text:span></text:p>
            <text:p text:style-name="P59"><text:span text:style-name="Source_20_Text"><text:span text:style-name="T82">createPolyfillMethod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,&lt;</text:span></text:span><text:span text:style-name="Source_20_Text"><text:span text:style-name="T172">val</text:span></text:span><text:span text:style-name="Source_20_Text"><text:span text:style-name="T173">ue</text:span></text:span><text:span text:style-name="Source_20_Text"><text:span text:style-name="T82">&gt;);</text:span></text:span></text:p>
            <text:p text:style-name="P59"><text:span text:style-name="Source_20_Text"><text:span text:style-name="T82">createPolyfillProperty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82">&gt;);</text:span></text:span></text:p>
            <text:p text:style-name="P60"><text:span text:style-name="Source_20_Text"><text:span text:style-name="T82">deleteOwnProperty(&lt;object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[, Throw = false]);</text:span></text:span></text:p>
            <text:p text:style-name="P61"><text:span text:style-name="Source_20_Text"><text:span text:style-name="T181">d</text:span></text:span><text:span text:style-name="Source_20_Text"><text:span text:style-name="T82">eletePropertyOrThrow</text:span></text:span><text:span text:style-name="Source_20_Text"><text:span text:style-name="T182">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1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182">&gt;);</text:span></text:span></text:p>
            <text:p text:style-name="P62"><text:span text:style-name="Source_20_Text"><text:span text:style-name="T82">getIn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);</text:span></text:span></text:p>
            <text:p text:style-name="P62"><text:span text:style-name="Source_20_Text"><text:span text:style-name="T82">getInV(&lt;</text:span></text:span><text:span text:style-name="Source_20_Text"><text:span text:style-name="T183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70">pr</text:span></text:span><text:span text:style-name="Source_20_Text"><text:span text:style-name="T171">operty</text:span></text:span><text:span text:style-name="Source_20_Text"><text:span text:style-name="T82">&gt;);</text:span></text:span></text:p>
            <text:p text:style-name="P63"><text:span text:style-name="Source_20_Text"><text:span text:style-name="T82">hasIn(&lt;</text:span></text:span><text:span text:style-name="Source_20_Text"><text:span text:style-name="T168">o</text:span></text:span><text:span text:style-name="Source_20_Text"><text:span text:style-name="T169">bject</text:span></text:span><text:span text:style-name="Source_20_Text"><text:span text:style-name="T82">&gt;,&lt;</text:span></text:span><text:span text:style-name="Source_20_Text"><text:span text:style-name="T184">prop</text:span></text:span><text:span text:style-name="Source_20_Text"><text:span text:style-name="T82">&gt;);</text:span></text:span></text:p>
            <text:p text:style-name="P63"><text:span text:style-name="Source_20_Text"><text:span text:style-name="T185"/></text:span></text:p>
            <text:p text:style-name="P63"><text:span text:style-name="Source_20_Text"><text:span text:style-name="T185">isIndex(&lt;</text:span></text:span><text:span text:style-name="Source_20_Text"><text:span text:style-name="T186">val</text:span></text:span><text:span text:style-name="Source_20_Text"><text:span text:style-name="T187">ue</text:span></text:span><text:span text:style-name="Source_20_Text"><text:span text:style-name="T185">&gt;);</text:span></text:span></text:p>
            <text:p text:style-name="P63"><text:span text:style-name="Source_20_Text"><text:span text:style-name="T186">isLength</text:span></text:span><text:span text:style-name="Source_20_Text"><text:span text:style-name="T185">(&lt;</text:span></text:span><text:span text:style-name="Source_20_Text"><text:span text:style-name="T186">va</text:span></text:span><text:span text:style-name="Source_20_Text"><text:span text:style-name="T187">lue</text:span></text:span><text:span text:style-name="Source_20_Text"><text:span text:style-name="T185">&gt;);</text:span></text:span></text:p>
            <text:p text:style-name="P63"><text:span text:style-name="Source_20_Text"><text:span text:style-name="T188">isLessThan(&lt;value1&gt;,&lt;value2&gt;[, leftFirst = true]);</text:span></text:span></text:p>
            <text:p text:style-name="P63"><text:span text:style-name="Source_20_Text"><text:span text:style-name="T189">isPropertyKey(&lt;</text:span></text:span><text:span text:style-name="Source_20_Text"><text:span text:style-name="T190">val</text:span></text:span><text:span text:style-name="Source_20_Text"><text:span text:style-name="T191">ue</text:span></text:span><text:span text:style-name="Source_20_Text"><text:span text:style-name="T189">&gt;);</text:span></text:span></text:p>
            <text:p text:style-name="P64"><text:span text:style-name="Source_20_Text"><text:span text:style-name="T189">isSame</text:span></text:span><text:span text:style-name="Source_20_Text"><text:span text:style-name="T192">Class</text:span></text:span><text:span text:style-name="Source_20_Text"><text:span text:style-name="T189">(&lt;value1&gt;,&lt;value2&gt;)</text:span></text:span><text:span text:style-name="Source_20_Text"><text:span text:style-name="T193">;</text:span></text:span></text:p>
            <text:p text:style-name="P63"><text:span text:style-name="Source_20_Text"><text:span text:style-name="T189">isSameType(&lt;value1&gt;,&lt;value2&gt;)</text:span></text:span><text:span text:style-name="Source_20_Text"><text:span text:style-name="T193">;</text:span></text:span></text:p>
            <text:p text:style-name="P63"><text:span text:style-name="Source_20_Text"><text:span text:style-name="T82">isSameValue(&lt;</text:span></text:span><text:span text:style-name="Source_20_Text"><text:span text:style-name="T194">v</text:span></text:span><text:span text:style-name="Source_20_Text"><text:span text:style-name="T173">alue</text:span></text:span><text:span text:style-name="Source_20_Text"><text:span text:style-name="T194">1</text:span></text:span><text:span text:style-name="Source_20_Text"><text:span text:style-name="T82">&gt;,&lt;</text:span></text:span><text:span text:style-name="Source_20_Text"><text:span text:style-name="T194">v</text:span></text:span><text:span text:style-name="Source_20_Text"><text:span text:style-name="T173">alue</text:span></text:span><text:span text:style-name="Source_20_Text"><text:span text:style-name="T194">2</text:span></text:span><text:span text:style-name="Source_20_Text"><text:span text:style-name="T82">&gt;);</text:span></text:span></text:p>
            <text:p text:style-name="P65"><text:span text:style-name="Source_20_Text"><text:span text:style-name="T172">isSameValueNonNumber(&lt;</text:span></text:span><text:span text:style-name="Source_20_Text"><text:span text:style-name="T171">val</text:span></text:span><text:span text:style-name="Source_20_Text"><text:span text:style-name="T195">ue</text:span></text:span><text:span text:style-name="Source_20_Text"><text:span text:style-name="T171">1</text:span></text:span><text:span text:style-name="Source_20_Text"><text:span text:style-name="T172">&gt;,&lt;</text:span></text:span><text:span text:style-name="Source_20_Text"><text:span text:style-name="T171">val</text:span></text:span><text:span text:style-name="Source_20_Text"><text:span text:style-name="T195">ue</text:span></text:span><text:span text:style-name="Source_20_Text"><text:span text:style-name="T171">2</text:span></text:span><text:span text:style-name="Source_20_Text"><text:span text:style-name="T172">&gt;);</text:span></text:span></text:p>
            <text:p text:style-name="P66"><text:span text:style-name="Source_20_Text"><text:span text:style-name="T15">isSameValueZero(&lt;</text:span></text:span><text:span text:style-name="Source_20_Text"><text:span text:style-name="T29">value1</text:span></text:span><text:span text:style-name="Source_20_Text"><text:span text:style-name="T15">&gt;,&lt;</text:span></text:span><text:span text:style-name="Source_20_Text"><text:span text:style-name="T29">value2</text:span></text:span><text:span text:style-name="Source_20_Text"><text:span text:style-name="T15">&gt;);</text:span></text:span></text:p>
            <text:p text:style-name="P67"><text:span text:style-name="Source_20_Text"><text:span text:style-name="T196">requireObjectCoercible(&lt;object&gt;);</text:span></text:span></text:p>
            <text:p text:style-name="P63"><text:span text:style-name="Source_20_Text"><text:span text:style-name="T197">setIn(&lt;</text:span></text:span><text:span text:style-name="Source_20_Text"><text:span text:style-name="T171">object</text:span></text:span><text:span text:style-name="Source_20_Text"><text:span text:style-name="T197">&gt;,&lt;</text:span></text:span><text:span text:style-name="Source_20_Text"><text:span text:style-name="T184">prop</text:span></text:span><text:span text:style-name="Source_20_Text"><text:span text:style-name="T198">erty</text:span></text:span><text:span text:style-name="Source_20_Text"><text:span text:style-name="T197">&gt;,&lt;</text:span></text:span><text:span text:style-name="Source_20_Text"><text:span text:style-name="T170">v</text:span></text:span><text:span text:style-name="Source_20_Text"><text:span text:style-name="T171">alue</text:span></text:span><text:span text:style-name="Source_20_Text"><text:span text:style-name="T197">&gt;</text:span></text:span><text:span text:style-name="Source_20_Text"><text:span text:style-name="T199">[, Throw = false]</text:span></text:span><text:span text:style-name="Source_20_Text"><text:span text:style-name="T197">);</text:span></text:span></text:p>
            <text:p text:style-name="P63"><text:span text:style-name="Source_20_Text"><text:span text:style-name="T197">toArray(</text:span></text:span><text:span text:style-name="Source_20_Text"><text:span text:style-name="T200">val</text:span></text:span><text:span text:style-name="Source_20_Text"><text:span text:style-name="T191">ue</text:span></text:span><text:span text:style-name="Source_20_Text"><text:span text:style-name="T197">);</text:span></text:span></text:p>
            <text:p text:style-name="P63"><text:span text:style-name="Source_20_Text"><text:span text:style-name="T201">to</text:span></text:span><text:span text:style-name="Source_20_Text"><text:span text:style-name="T202">Index(&lt;v</text:span></text:span><text:span text:style-name="Source_20_Text"><text:span text:style-name="T173">alue</text:span></text:span><text:span text:style-name="Source_20_Text"><text:span text:style-name="T202">&gt;);</text:span></text:span></text:p>
            <text:p text:style-name="P63"><text:span text:style-name="Source_20_Text"><text:span text:style-name="T172">toInteger(&lt;val</text:span></text:span><text:span text:style-name="Source_20_Text"><text:span text:style-name="T173">ue</text:span></text:span><text:span text:style-name="Source_20_Text"><text:span text:style-name="T172">&gt;);</text:span></text:span></text:p>
            <text:p text:style-name="P63"><text:span text:style-name="Source_20_Text"><text:span text:style-name="T203">toIntegerOrInfinity(&lt;value&gt;);</text:span></text:span></text:p>
            <text:p text:style-name="P63"><text:span text:style-name="Source_20_Text"><text:span text:style-name="T204">toLength(&lt;value&gt;);</text:span></text:span></text:p>
            <text:p text:style-name="P63"><text:span text:style-name="Source_20_Text"><text:span text:style-name="T82">toObject(&lt;</text:span></text:span><text:span text:style-name="Source_20_Text"><text:span text:style-name="T205">val</text:span></text:span><text:span text:style-name="Source_20_Text"><text:span text:style-name="T206">ue</text:span></text:span><text:span text:style-name="Source_20_Text"><text:span text:style-name="T82">&gt;);</text:span></text:span></text:p>
            <text:p text:style-name="P63"><text:span text:style-name="Source_20_Text"><text:span text:style-name="T200">toPrimitive</text:span></text:span><text:span text:style-name="Source_20_Text"><text:span text:style-name="T207">Value</text:span></text:span><text:span text:style-name="Source_20_Text"><text:span text:style-name="T200">(&lt;val</text:span></text:span><text:span text:style-name="Source_20_Text"><text:span text:style-name="T191">ue</text:span></text:span><text:span text:style-name="Source_20_Text"><text:span text:style-name="T200">&gt;);</text:span></text:span></text:p>
            <text:p text:style-name="P67"><text:span text:style-name="Source_20_Text"><text:span text:style-name="T208">toPropertyKey(&lt;</text:span></text:span><text:span text:style-name="Source_20_Text"><text:span text:style-name="T209">value</text:span></text:span><text:span text:style-name="Source_20_Text"><text:span text:style-name="T208">&gt;);</text:span></text:span></text:p>
            <text:p text:style-name="P67"><text:span text:style-name="Source_20_Text"><text:span text:style-name="T209">ty</text:span></text:span><text:span text:style-name="Source_20_Text"><text:span text:style-name="T210">pe(&lt;</text:span></text:span><text:span text:style-name="Source_20_Text"><text:span text:style-name="T209">value</text:span></text:span><text:span text:style-name="Source_20_Text"><text:span text:style-name="T210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8">isInt8(&lt;value&gt;);</text:p>
            <text:p text:style-name="P68">isInt16(&lt;value&gt;);</text:p>
            <text:p text:style-name="P68">isInt32(&lt;value&gt;);</text:p>
            <text:p text:style-name="P68">isUInt8(&lt;value&gt;);</text:p>
            <text:p text:style-name="P68">isUInt16(&lt;value&gt;);</text:p>
            <text:p text:style-name="P68">isUInt32(&lt;value&gt;);</text:p>
            <text:p text:style-name="P68">isBigInt64(&lt;value&gt;);</text:p>
            <text:p text:style-name="P69"><text:span text:style-name="T211">i</text:span><text:span text:style-name="T167">s</text:span>BigUInt64(&lt;value&gt;);</text:p>
            <text:p text:style-name="P69"><text:span text:style-name="T167">is</text:span><text:span text:style-name="T166">Float</text:span><text:span text:style-name="T212">16</text:span><text:span text:style-name="T166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70"><text:span text:style-name="Source_20_Text"><text:span text:style-name="T213">Cookie</text:span></text:span><text:span text:style-name="Source_20_Text"><text:span text:style-name="T214"> </text:span></text:span><text:span text:style-name="Source_20_Text"><text:span text:style-name="T215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7"><text:span text:style-name="Source_20_Text"><text:span text:style-name="T15">getCookie([name]); </text:span></text:span><text:span text:style-name="Source_20_Text"><text:span text:style-name="T216">and </text:span></text:span><text:span text:style-name="Source_20_Text"><text:span text:style-name="T67">h</text:span></text:span><text:span text:style-name="Source_20_Text"><text:span text:style-name="T15">asCookie(&lt;name&gt;);</text:span></text:span></text:p>
            <text:p text:style-name="P71"><text:span text:style-name="Source_20_Text"><text:span text:style-name="T15">setCookie</text:span></text:span><text:span text:style-name="Source_20_Text"><text:span text:style-name="T217">(&lt;Options obj</text:span></text:span><text:span text:style-name="Source_20_Text"><text:span text:style-name="T218">ect</text:span></text:span><text:span text:style-name="Source_20_Text"><text:span text:style-name="T217">&gt;);</text:span></text:span><text:span text:style-name="Source_20_Text"><text:span text:style-name="T15"> setCookie(&lt;name&gt;,&lt;value&gt;[,hours</text:span></text:span><text:span text:style-name="Source_20_Text"><text:span text:style-name="T217">=8760</text:span></text:span></text:p>
            <text:p text:style-name="P71"><text:span text:style-name="Source_20_Text"><text:span text:style-name="T15"><text:s text:c="2"/>[,path</text:span></text:span><text:span text:style-name="Source_20_Text"><text:span text:style-name="T217">="/"</text:span></text:span><text:span text:style-name="Source_20_Text"><text:span text:style-name="T15">[,domain[,secure[,SameSite</text:span></text:span><text:span text:style-name="Source_20_Text"><text:span text:style-name="T217">=</text:span></text:span><text:span text:style-name="Source_20_Text"><text:span text:style-name="T219">"Lax"</text:span></text:span><text:span text:style-name="Source_20_Text"><text:span text:style-name="T15">[,HttpOnly]]]]]]);</text:span></text:span></text:p>
            <text:p text:style-name="P67"><text:span text:style-name="Source_20_Text"><text:span text:style-name="T15">removeCookie</text:span></text:span><text:span text:style-name="Source_20_Text"><text:span text:style-name="T217">(&lt;Options obj</text:span></text:span><text:span text:style-name="Source_20_Text"><text:span text:style-name="T218">ect</text:span></text:span><text:span text:style-name="Source_20_Text"><text:span text:style-name="T217">&gt;);</text:span></text:span></text:p>
            <text:p text:style-name="P71"><text:span text:style-name="Source_20_Text"><text:span text:style-name="T15">removeCookie(&lt;name&gt;</text:span></text:span></text:p>
            <text:p text:style-name="P71"><text:span text:style-name="Source_20_Text"><text:span text:style-name="T15"><text:s text:c="2"/>[,path</text:span></text:span><text:span text:style-name="Source_20_Text"><text:span text:style-name="T217">="/"</text:span></text:span><text:span text:style-name="Source_20_Text"><text:span text:style-name="T15">[,domain[,secure[,SameSite</text:span></text:span><text:span text:style-name="Source_20_Text"><text:span text:style-name="T217">=</text:span></text:span><text:span text:style-name="Source_20_Text"><text:span text:style-name="T219">"Lax"</text:span></text:span><text:span text:style-name="Source_20_Text"><text:span text:style-name="T15">[,HttpOnly]]]]]);</text:span></text:span></text:p>
            <text:p text:style-name="P67"><text:span text:style-name="Source_20_Text"><text:span text:style-name="T15">clearCookies</text:span></text:span><text:span text:style-name="Source_20_Text"><text:span text:style-name="T217">(&lt;Options obj</text:span></text:span><text:span text:style-name="Source_20_Text"><text:span text:style-name="T218">ect</text:span></text:span><text:span text:style-name="Source_20_Text"><text:span text:style-name="T217">&gt;);</text:span></text:span></text:p>
            <text:p text:style-name="P72"><text:span text:style-name="Source_20_Text"><text:span text:style-name="T220">clearCookies([path</text:span></text:span><text:span text:style-name="Source_20_Text"><text:span text:style-name="T221">="/"</text:span></text:span><text:span text:style-name="Source_20_Text"><text:span text:style-name="T220">[,domain[,</text:span></text:span><text:span text:style-name="Source_20_Text"><text:span text:style-name="T222">sec</text:span></text:span><text:span text:style-name="Source_20_Text"><text:span text:style-name="T220">[,SameSite</text:span></text:span><text:span text:style-name="Source_20_Text"><text:span text:style-name="T221">=</text:span></text:span><text:span text:style-name="Source_20_Text"><text:span text:style-name="T223">"Lax"</text:span></text:span></text:p>
            <text:p text:style-name="P72"><text:span text:style-name="Source_20_Text"><text:span text:style-name="T223"><text:s text:c="2"/></text:span></text:span><text:span text:style-name="Source_20_Text"><text:span text:style-name="T220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73">AJAX and CORS <text:span text:style-name="T68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4"><text:span text:style-name="Source_20_Text"><text:span text:style-name="T15">getText(&lt;url&gt;,&lt;success&gt;); </text:span></text:span><text:span text:style-name="Source_20_Text"><text:span text:style-name="T224">and</text:span></text:span><text:span text:style-name="Source_20_Text"><text:span text:style-name="T225"> </text:span></text:span><text:span text:style-name="Source_20_Text"><text:span text:style-name="T15">getJson(&lt;url&gt;,&lt;success&gt;);</text:span></text:span></text:p>
            <text:p text:style-name="P75"><text:span text:style-name="Source_20_Text"><text:span text:style-name="T15">ajax(&lt;Options obj</text:span></text:span><text:span text:style-name="Source_20_Text"><text:span text:style-name="T218">ect</text:span></text:span><text:span text:style-name="Source_20_Text"><text:span text:style-name="T15">&gt;);</text:span></text:span></text:p>
            <text:p text:style-name="P76"><text:span text:style-name="Source_20_Text"><text:span text:style-name="T13">Options object properties (* = default value):</text:span></text:span><text:span text:style-name="Source_20_Text"><text:span text:style-name="T15"> url: </text:span></text:span><text:span text:style-name="Source_20_Text"><text:span text:style-name="T36">string</text:span></text:span><text:span text:style-name="Source_20_Text"><text:span text:style-name="T15">, data: </text:span></text:span><text:span text:style-name="Source_20_Text"><text:span text:style-name="T36">string</text:span></text:span><text:span text:style-name="Source_20_Text"><text:span text:style-name="T15">, queryType: </text:span></text:span><text:span text:style-name="Source_20_Text"><text:span text:style-name="T36">*"ajax"/"cors"</text:span></text:span><text:span text:style-name="Source_20_Text"><text:span text:style-name="T15">, type: </text:span></text:span><text:span text:style-name="Source_20_Text"><text:span text:style-name="T36">*"get"/"post"</text:span></text:span><text:span text:style-name="Source_20_Text"><text:span text:style-name="T15">, success: </text:span></text:span><text:span text:style-name="Source_20_Text"><text:span text:style-name="T36">function</text:span></text:span><text:span text:style-name="Source_20_Text"><text:span text:style-name="T15">, error: </text:span></text:span><text:span text:style-name="Source_20_Text"><text:span text:style-name="T36">function</text:span></text:span><text:span text:style-name="Source_20_Text"><text:span text:style-name="T15">, format: </text:span></text:span><text:span text:style-name="Source_20_Text"><text:span text:style-name="T36">*"text"/"json"/"xml"</text:span></text:span><text:span text:style-name="Source_20_Text"><text:span text:style-name="T15">, user: </text:span></text:span><text:span text:style-name="Source_20_Text"><text:span text:style-name="T36">string</text:span></text:span><text:span text:style-name="Source_20_Text"><text:span text:style-name="T15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</table:table>
      <text:p text:style-name="P7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26">and</text:span><text:span text:style-name="T227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156">Array.prototype.values();</text:span></text:span></text:p>
            <text:p text:style-name="P86"><text:span text:style-name="Source_20_Text"><text:span text:style-name="T156"/></text:span></text:p>
            <text:p text:style-name="P86"><text:span text:style-name="Source_20_Text"><text:span text:style-name="T156">Array.prototype.includes();</text:span></text:span></text:p>
            <text:p text:style-name="P87"/>
            <text:p text:style-name="P88"><text:span text:style-name="Source_20_Text"><text:span text:style-name="T156">ChildNode.after();</text:span></text:span><text:span text:style-name="T127"><text:line-break/></text:span><text:span text:style-name="Source_20_Text"><text:span text:style-name="T156">ChildNode.before();</text:span></text:span><text:span text:style-name="T127"><text:line-break/></text:span><text:span text:style-name="Source_20_Text"><text:span text:style-name="T156">ChildNode.remove();</text:span></text:span><text:span text:style-name="T127"><text:line-break/></text:span><text:span text:style-name="Source_20_Text"><text:span text:style-name="T156">ChildNode.replaceWith();</text:span></text:span></text:p>
            <text:p text:style-name="P87"/>
            <text:p text:style-name="P88"><text:span text:style-name="Source_20_Text"><text:span text:style-name="T156">Element.prototype.closest();<text:line-break/>Element.prototype.getAttributeNames();</text:span></text:span></text:p>
            <text:p text:style-name="P88"><text:span text:style-name="Source_20_Text"><text:span text:style-name="T156">Element.prototype.matches();</text:span></text:span></text:p>
            <text:p text:style-name="P88"><text:span text:style-name="Source_20_Text"><text:span text:style-name="T156">Element.prototype.toggleAttribute();</text:span></text:span></text:p>
            <text:p text:style-name="P87"/>
            <text:p text:style-name="P88"><text:span text:style-name="Source_20_Text"><text:span text:style-name="T156">ParentNode.append();</text:span></text:span></text:p>
            <text:p text:style-name="P88"><text:span text:style-name="Source_20_Text"><text:span text:style-name="T156"/></text:span></text:p>
            <text:p text:style-name="P88"><text:span text:style-name="Source_20_Text"><text:span text:style-name="T156">ParentNode.prepend();</text:span></text:span><text:span text:style-name="T127"><text:line-break/><text:line-break/></text:span><text:span text:style-name="Source_20_Text"><text:span text:style-name="T156">String.prototype[Symbol.iterator]();</text:span></text:span></text:p>
            <text:p text:style-name="P86"><text:span text:style-name="Source_20_Text"><text:span text:style-name="T156">String.prototype.includes();</text:span></text:span></text:p>
            <text:p text:style-name="P86"><text:span text:style-name="Source_20_Text"><text:span text:style-name="T156">String.prototype.repeat();</text:span></text:span><text:span text:style-name="T127"><text:line-break/></text:span></text:p>
            <text:p text:style-name="P89"><text:span text:style-name="Source_20_Text"><text:span text:style-name="T156">NodeList.prototype.forEach();</text:span></text:span><text:span text:style-name="T127"><text:line-break/></text:span></text:p>
            <text:p text:style-name="P86"><text:span text:style-name="Source_20_Text"><text:span text:style-name="T156">Object.assign();</text:span></text:span></text:p>
            <text:p text:style-name="P88"><text:span text:style-name="Source_20_Text"><text:span text:style-name="T156">Object.entries();</text:span></text:span><text:span text:style-name="T127"><text:line-break/></text:span></text:p>
            <text:p text:style-name="P88"><text:span text:style-name="Source_20_Text"><text:span text:style-name="T156">Object.getOwnPropertyDescriptors();</text:span></text:span><text:span text:style-name="T127"><text:line-break/></text:span><text:span text:style-name="Source_20_Text"><text:span text:style-name="T156">Object.values();</text:span></text:span><text:span text:style-name="T127"><text:line-break/></text:span></text:p>
            <text:p text:style-name="P89"><text:span text:style-name="Source_20_Text"><text:span text:style-name="T156">RegExp.prototype.flags;</text:span></text:span><text:span text:style-name="T127"><text:line-break/></text:span></text:p>
            <text:p text:style-name="P89"><text:span text:style-name="Source_20_Text"><text:span text:style-name="T156">window.screenLeft;</text:span></text:span><text:span text:style-name="T127"><text:line-break/></text:span><text:span text:style-name="Source_20_Text"><text:span text:style-name="T156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6-08T13:47:37.857772500</dc:date>
    <meta:print-date>2025-06-08T13:47:56.600040600</meta:print-date>
    <meta:editing-cycles>890</meta:editing-cycles>
    <meta:editing-duration>PT22H48M49S</meta:editing-duration>
    <meta:printed-by>PDF files</meta:printed-by>
    <meta:document-statistic meta:table-count="5" meta:image-count="0" meta:object-count="0" meta:page-count="5" meta:paragraph-count="384" meta:word-count="586" meta:character-count="10524" meta:non-whitespace-character-count="10288"/>
    <meta:template xlink:type="simple" xlink:actuate="onRequest" xlink:title="" xlink:href="Normal.dotm"/>
  </office:meta>
</office:document-meta>
</file>